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1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128.81pt"/>
    </style:style>
    <style:style style:name="co5" style:family="table-column">
      <style:table-column-properties fo:break-before="auto" style:column-width="39.06pt"/>
    </style:style>
    <style:style style:name="co6" style:family="table-column">
      <style:table-column-properties fo:break-before="auto" style:column-width="371.31pt"/>
    </style:style>
    <style:style style:name="co7" style:family="table-column">
      <style:table-column-properties fo:break-before="auto" style:column-width="53.35pt"/>
    </style:style>
    <style:style style:name="co8" style:family="table-column">
      <style:table-column-properties fo:break-before="auto" style:column-width="543.2pt"/>
    </style:style>
    <style:style style:name="co9" style:family="table-column">
      <style:table-column-properties fo:break-before="auto" style:column-width="117.64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45.64pt"/>
    </style:style>
    <style:style style:name="co13" style:family="table-column">
      <style:table-column-properties fo:break-before="auto" style:column-width="92.49pt"/>
    </style:style>
    <style:style style:name="co14" style:family="table-column">
      <style:table-column-properties fo:break-before="auto" style:column-width="118.29pt"/>
    </style:style>
    <style:style style:name="co15" style:family="table-column">
      <style:table-column-properties fo:break-before="auto" style:column-width="124.75pt"/>
    </style:style>
    <style:style style:name="co16" style:family="table-column">
      <style:table-column-properties fo:break-before="auto" style:column-width="143.01pt"/>
    </style:style>
    <style:style style:name="co18" style:family="table-column">
      <style:table-column-properties fo:break-before="auto" style:column-width="11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 style:data-style-name="N0">
      <style:text-properties style:text-position=""/>
    </style:style>
    <style:style style:name="ce15" style:family="table-cell" style:parent-style-name="Default" style:data-style-name="N45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4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5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4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/>
    </style:style>
    <style:style style:name="ce13" style:family="table-cell" style:parent-style-name="Default">
      <style:table-cell-properties fo:background-color="transparent"/>
    </style:style>
    <style:style style:name="ce16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45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5" table:default-cell-style-name="ce4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0" table:default-cell-style-name="Default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7" table:number-columns-repeated="1004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7"/>
          <table:table-cell table:style-name="ce10" table:number-columns-repeated="2"/>
          <table:table-cell table:number-columns-repeated="10"/>
          <table:table-cell table:style-name="ce3" table:number-columns-repeated="1004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10"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Authors</text:p>
          </table:table-cell>
          <table:table-cell table:style-name="ce5" office:value-type="string" calcext:value-type="string">
            <text:p>Year</text:p>
          </table:table-cell>
          <table:table-cell table:style-name="ce3" office:value-type="string" calcext:value-type="string">
            <text:p>Album</text:p>
          </table:table-cell>
          <table:table-cell table:style-name="ce7" office:value-type="string" calcext:value-type="string">
            <text:p>Total</text:p>
          </table:table-cell>
          <table:table-cell table:style-name="ce5" office:value-type="string" calcext:value-type="string">
            <text:p>Track</text:p>
          </table:table-cell>
          <table:table-cell table:style-name="ce3" office:value-type="string" calcext:value-type="string">
            <text:p>Title</text:p>
          </table:table-cell>
          <table:table-cell table:style-name="Default"/>
          <table:table-cell table:style-name="ce3" office:value-type="string" calcext:value-type="string">
            <text:p>Filepath</text:p>
          </table:table-cell>
          <table:table-cell table:style-name="ce11" office:value-type="string" calcext:value-type="string">
            <text:p>Date Created</text:p>
          </table:table-cell>
          <table:table-cell table:style-name="ce11" office:value-type="string" calcext:value-type="string">
            <text:p>Comments</text:p>
          </table:table-cell>
          <table:table-cell table:style-name="ce3" office:value-type="string" calcext:value-type="string">
            <text:p>Evaluation</text:p>
          </table:table-cell>
          <table:table-cell table:style-name="ce17" office:value-type="string" calcext:value-type="string">
            <text:p>Unpublished</text:p>
          </table:table-cell>
          <table:table-cell table:style-name="ce3" office:value-type="string" calcext:value-type="string">
            <text:p>Tagged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ASCAP</text:p>
          </table:table-cell>
          <table:table-cell table:style-name="ce3" office:value-type="string" calcext:value-type="string">
            <text:p>AdRev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SoundCloud</text:p>
          </table:table-cell>
          <table:table-cell table:style-name="ce3" office:value-type="string" calcext:value-type="string">
            <text:p>CDBaby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 table:formula="of:=SUM([.G4:.G15])" office:value-type="time" office:time-value="PT01H08M16S" calcext:value-type="time">
            <text:p>0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 Strata</text:p>
          </table:table-cell>
          <table:table-cell table:style-name="ce9" office:value-type="time" office:time-value="PT00H10M01S" calcext:value-type="time">
            <text:p>10:01.00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10" office:value-type="date" office:date-value="2014-01-14T03:03:11" calcext:value-type="date">
            <text:p>01/14/14 03:0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:.T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3"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ptych</text:p>
          </table:table-cell>
          <table:table-cell office:value-type="time" office:time-value="PT00H03M32S" calcext:value-type="time">
            <text:p>03:32.00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10" office:value-type="date" office:date-value="2014-01-14T03:04:11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:.T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rk Tower</text:p>
          </table:table-cell>
          <table:table-cell office:value-type="time" office:time-value="PT00H05M13S" calcext:value-type="time">
            <text:p>05:13.00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10" office:value-type="date" office:date-value="2014-01-14T03:04:26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6:.T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nding Arches</text:p>
          </table:table-cell>
          <table:table-cell office:value-type="time" office:time-value="PT00H02M43S" calcext:value-type="time">
            <text:p>02:43.00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10" office:value-type="date" office:date-value="2014-01-14T03:04:47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7:.T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ken Differential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10" office:value-type="date" office:date-value="2014-01-14T03:04:58" calcext:value-type="date">
            <text:p>01/14/14 03:0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8:.T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70104e</text:p>
          </table:table-cell>
          <table:table-cell office:value-type="time" office:time-value="PT00H03M58S" calcext:value-type="time">
            <text:p>03:58.00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10" office:value-type="date" office:date-value="2014-01-14T03:05:22.999999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9:.T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haotic Squares</text:p>
          </table:table-cell>
          <table:table-cell office:value-type="time" office:time-value="PT00H04M05S" calcext:value-type="time">
            <text:p>04:05.00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10" office:value-type="date" office:date-value="2014-01-14T03:05:36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0:.T1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nMuse 21</text:p>
          </table:table-cell>
          <table:table-cell office:value-type="time" office:time-value="PT00H06M10S" calcext:value-type="time">
            <text:p>06:10.00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10" office:value-type="date" office:date-value="2014-01-14T03:05:49.999999" calcext:value-type="date">
            <text:p>01/14/14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1:.T1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x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10" office:value-type="date" office:date-value="2014-01-14T03:06:09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2:.T1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C3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10" office:value-type="date" office:date-value="2014-01-14T03:06:33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3:.T1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iano Fall</text:p>
          </table:table-cell>
          <table:table-cell office:value-type="time" office:time-value="PT00H07M27S" calcext:value-type="time">
            <text:p>07:27.00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10" office:value-type="date" office:date-value="2014-01-14T03:06:47" calcext:value-type="date">
            <text:p>01/14/14 03:0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4:.T1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den of Algorithm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ree Trees</text:p>
          </table:table-cell>
          <table:table-cell office:value-type="time" office:time-value="PT00H05M15S" calcext:value-type="time">
            <text:p>05:15.00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10" office:value-type="date" office:date-value="2014-01-14T03:07:07" calcext:value-type="date">
            <text:p>01/14/14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5:.T1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 table:formula="of:=SUM([.G16:.G24])" office:value-type="time" office:time-value="PT00H54M55S" calcext:value-type="time">
            <text:p>0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1216a</text:p>
          </table:table-cell>
          <table:table-cell office:value-type="time" office:time-value="PT00H04M02S" calcext:value-type="time">
            <text:p>04:02.00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10" office:value-type="date" office:date-value="2010-08-03T01:18:22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6:.T16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000611B-b</text:p>
          </table:table-cell>
          <table:table-cell office:value-type="time" office:time-value="PT00H07M33S" calcext:value-type="time">
            <text:p>07:33.00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10" office:value-type="date" office:date-value="2010-08-03T01:18:23.999988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7:.T17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ound-2004-06-11-17.43.24.py</text:p>
          </table:table-cell>
          <table:table-cell office:value-type="time" office:time-value="PT00H06M41S" calcext:value-type="time">
            <text:p>06:41.00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10" office:value-type="date" office:date-value="2014-01-14T02:53:12.000011" calcext:value-type="date">
            <text:p>01/14/14 02:5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8:.T18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ound-2004-12-12-19.55.12.py</text:p>
          </table:table-cell>
          <table:table-cell office:value-type="time" office:time-value="PT00H05M44S" calcext:value-type="time">
            <text:p>05:44.00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10" office:value-type="date" office:date-value="2014-01-14T02:53:43.000002" calcext:value-type="date">
            <text:p>01/14/14 02:5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19:.T19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sound-2005-03-06-03-38.19.py</text:p>
          </table:table-cell>
          <table:table-cell office:value-type="time" office:time-value="PT00H09M10S" calcext:value-type="time">
            <text:p>09:10.00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10" office:value-type="date" office:date-value="2014-01-14T02:54:04" calcext:value-type="date">
            <text:p>01/14/14 02:5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0:.T20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-2002-01-28-17-37-42.042.mml</text:p>
          </table:table-cell>
          <table:table-cell office:value-type="time" office:time-value="PT00H03M36S" calcext:value-type="time">
            <text:p>03:36.00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10" office:value-type="date" office:date-value="2014-01-14T02:54:53" calcext:value-type="date">
            <text:p>01/14/14 02:5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1:.T21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-2002-03-02-22-35-05.005.mml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10" office:value-type="date" office:date-value="2014-01-14T02:55:22" calcext:value-type="date">
            <text:p>01/14/14 02:5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2:.T22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lence-2003-07-07-19.52.47.py</text:p>
          </table:table-cell>
          <table:table-cell office:value-type="time" office:time-value="PT00H05M36S" calcext:value-type="time">
            <text:p>05:36.00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10" office:value-type="date" office:date-value="2014-01-14T02:55:53" calcext:value-type="date">
            <text:p>01/14/14 02:5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3:.T23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table:number-columns-repeated="2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mbla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odiac</text:p>
          </table:table-cell>
          <table:table-cell office:value-type="time" office:time-value="PT00H07M31S" calcext:value-type="time">
            <text:p>07:31.00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10" office:value-type="date" office:date-value="2010-08-03T01:18:38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4:.T24])=4" office:value-type="float" office:value="0" calcext:value-type="float">
            <text:p>0.00</text:p>
          </table:table-cell>
          <table:table-cell/>
          <table:table-cell office:value-type="string" calcext:value-type="string">
            <text:p>Submitted</text:p>
          </table:table-cell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 table:formula="of:=SUM([.G25:.G35])" office:value-type="time" office:time-value="PT00H57M41S" calcext:value-type="time">
            <text:p>0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ualities</text:p>
          </table:table-cell>
          <table:table-cell office:value-type="time" office:time-value="PT00H01M05S" calcext:value-type="time">
            <text:p>01:05.00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10" office:value-type="date" office:date-value="2014-05-17T18:36:31" calcext:value-type="date">
            <text:p>05/17/14 06:36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5:.T2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ue Leaves 4e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Talks\Brads class\My Way\Blue_Leaves_4e.norm.wav</text:p>
          </table:table-cell>
          <table:table-cell table:style-name="ce10" office:value-type="date" office:date-value="2013-03-09T12:07:22" calcext:value-type="date">
            <text:p>03/09/13 12:07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6:.T2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ue Leaves 5a-1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10" office:value-type="date" office:date-value="2013-03-30T10:50:44" calcext:value-type="date">
            <text:p>03/30/13 10:50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7:.T2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ue Leaves 1</text:p>
          </table:table-cell>
          <table:table-cell office:value-type="time" office:time-value="PT00H04M06S" calcext:value-type="time">
            <text:p>04:06.00</text:p>
          </table:table-cell>
          <table:table-cell office:value-type="string" calcext:value-type="string">
            <text:p>d:\Dropbox\music\Blue_LeavesBlue_Leaves_1.wav</text:p>
          </table:table-cell>
          <table:table-cell table:style-name="ce10" office:value-type="date" office:date-value="2014-03-12T01:03:29" calcext:value-type="date">
            <text:p>03/12/14 01:0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8:.T2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llow Leaves 4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10" office:value-type="date" office:date-value="2013-03-09T12:02:04" calcext:value-type="date">
            <text:p>03/09/13 12:02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29:.T2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9-02-03-d</text:p>
          </table:table-cell>
          <table:table-cell office:value-type="time" office:time-value="PT00H07M56S" calcext:value-type="time">
            <text:p>07:56.00</text:p>
          </table:table-cell>
          <table:table-cell office:value-type="string" calcext:value-type="string">
            <text:p>d:\Dropbox\2009-ICMC-MKG\mkg-2009-02-03-d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0:.T3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9-09-14-r.py</text:p>
          </table:table-cell>
          <table:table-cell office:value-type="time" office:time-value="PT00H09M06S" calcext:value-type="time">
            <text:p>09:06.00</text:p>
          </table:table-cell>
          <table:table-cell office:value-type="string" calcext:value-type="string">
            <text:p>d:\Dropbox\studio\mkg-2009-09-14-r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1:.T3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touching-1</text:p>
          </table:table-cell>
          <table:table-cell office:value-type="time" office:time-value="PT00H05M06S" calcext:value-type="time">
            <text:p>05:06.00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10" office:value-type="date" office:date-value="2013-03-14T00:51:28" calcext:value-type="date">
            <text:p>03/14/13 12:5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2:.T3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7-01-20-b.py</text:p>
          </table:table-cell>
          <table:table-cell office:value-type="time" office:time-value="PT00H04M59S" calcext:value-type="time">
            <text:p>04:59.00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10" office:value-type="date" office:date-value="2010-08-03T01:18:41" calcext:value-type="date">
            <text:p>08/03/10 01:18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3:.T3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lue and Yellow Lea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kg-2008-12-25-b.wav</text:p>
          </table:table-cell>
          <table:table-cell office:value-type="time" office:time-value="PT00H00M52S" calcext:value-type="time">
            <text:p>00:52.00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10" office:value-type="date" office:date-value="2010-08-03T01:14:15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4:.T3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 table:formula="of:=SUM([.G35:.G37])" office:value-type="time" office:time-value="PT00H23M44S" calcext:value-type="time">
            <text:p>0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speride</text:p>
          </table:table-cell>
          <table:table-cell office:value-type="time" office:time-value="PT00H07M20S" calcext:value-type="time">
            <text:p>07:20.00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10" office:value-type="date" office:date-value="2015-01-04T17:28:29" calcext:value-type="date">
            <text:p>01/04/15 05:28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5:.T3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don</text:p>
          </table:table-cell>
          <table:table-cell office:value-type="time" office:time-value="PT00H08M22S" calcext:value-type="time">
            <text:p>08:22.00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10" office:value-type="date" office:date-value="2014-12-02T00:01:39" calcext:value-type="date">
            <text:p>12/02/14 12:01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6:.T3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rden of the Hesperid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lamon</text:p>
          </table:table-cell>
          <table:table-cell office:value-type="time" office:time-value="PT00H08M02S" calcext:value-type="time">
            <text:p>08:02.00</text:p>
          </table:table-cell>
          <table:table-cell office:value-type="string" calcext:value-type="string">
            <text:p>d:\Dropbox\2015-06-22 NYCEMF\Telamon.wav</text:p>
          </table:table-cell>
          <table:table-cell table:style-name="ce10" office:value-type="date" office:date-value="2015-02-08T12:24:11" calcext:value-type="date">
            <text:p>02/08/15 12:24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7:.T3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/>
          <table:table-cell office:value-type="string" calcext:value-type="string">
            <text:p>Publish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formula="of:=SUM([.G38:.G47])" office:value-type="time" office:time-value="PT00H53M33S" calcext:value-type="time">
            <text:p>00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vier</text:p>
          </table:table-cell>
          <table:table-cell office:value-type="time" office:time-value="PT00H09M00S" calcext:value-type="time">
            <text:p>09:00.00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10" office:value-type="date" office:date-value="2016-06-04T00:32:32" calcext:value-type="date">
            <text:p>06/04/16 12:3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8:.T3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table:number-columns-repeated="2"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olus Study No. 3</text:p>
          </table:table-cell>
          <table:table-cell office:value-type="time" office:time-value="PT00H04M35S" calcext:value-type="time">
            <text:p>04:35.00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10" office:value-type="date" office:date-value="2013-03-09T12:08:22" calcext:value-type="date">
            <text:p>03/09/13 12:08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39:.T3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Drone VII-D</text:p>
          </table:table-cell>
          <table:table-cell office:value-type="time" office:time-value="PT00H08M04S" calcext:value-type="time">
            <text:p>08:04.00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10" office:value-type="date" office:date-value="2014-02-03T02:46:25.000002" calcext:value-type="date">
            <text:p>02/03/14 02:4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0:.T4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otic Dynamical System Study</text:p>
          </table:table-cell>
          <table:table-cell office:value-type="time" office:time-value="PT00H04M03S" calcext:value-type="time">
            <text:p>04:03.00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10" office:value-type="date" office:date-value="2015-01-03T19:15:22" calcext:value-type="date">
            <text:p>01/03/15 07:15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1:.T4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kg-2008-06-15-d-3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10" office:value-type="date" office:date-value="2013-03-09T12:05:06.999999" calcext:value-type="date">
            <text:p>03/09/13 12:05 P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2:.T4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kg-2008-06-20-a-1</text:p>
          </table:table-cell>
          <table:table-cell office:value-type="time" office:time-value="PT00H02M47S" calcext:value-type="time">
            <text:p>02:47.00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10" office:value-type="date" office:date-value="2010-08-03T01:13:19" calcext:value-type="date">
            <text:p>08/03/10 01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3:.T4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kg-2008-09-16-c</text:p>
          </table:table-cell>
          <table:table-cell office:value-type="time" office:time-value="PT00H06M47S" calcext:value-type="time">
            <text:p>06:47.00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10" office:value-type="date" office:date-value="2010-08-03T01:13:39" calcext:value-type="date">
            <text:p>08/03/10 01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4:.T4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kg-2009-01-10-b</text:p>
          </table:table-cell>
          <table:table-cell office:value-type="time" office:time-value="PT00H06M07S" calcext:value-type="time">
            <text:p>06:07.00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10" office:value-type="date" office:date-value="2010-08-03T01:14:23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5:.T4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kg-2009-01-10-c</text:p>
          </table:table-cell>
          <table:table-cell office:value-type="time" office:time-value="PT00H06M05S" calcext:value-type="time">
            <text:p>06:05.00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10" office:value-type="date" office:date-value="2010-08-03T01:14:27" calcext:value-type="date">
            <text:p>08/03/10 01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6:.T4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vi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rims</text:p>
          </table:table-cell>
          <table:table-cell/>
          <table:table-cell office:value-type="string" calcext:value-type="string">
            <text:p>https://gogins.github.io/csound/Scrims_pnacl.html</text:p>
          </table:table-cell>
          <table:table-cell table:style-name="ce10" table:number-columns-repeated="2"/>
          <table:table-cell table:style-name="ce12" office:value-type="string" calcext:value-type="string">
            <text:p>Publish</text:p>
          </table:table-cell>
          <table:table-cell table:formula="of:=COUNTBLANK([.Q47:.T47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 table:formula="of:=SUM([.G48:.G52])" office:value-type="time" office:time-value="PT00H27M22S" calcext:value-type="time">
            <text:p>0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Fractals</text:p>
          </table:table-cell>
          <table:table-cell office:value-type="time" office:time-value="PT00H13M14S" calcext:value-type="time">
            <text:p>13:14.00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8:.T4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ophysis-091206-3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49:.T4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fs-n.py</text:p>
          </table:table-cell>
          <table:table-cell office:value-type="time" office:time-value="PT00H02M01S" calcext:value-type="time">
            <text:p>02:01.00</text:p>
          </table:table-cell>
          <table:table-cell office:value-type="string" calcext:value-type="string">
            <text:p>d:\Dropbox\2010-ICMC-MKG\soundifs\ifs-n.py.wav</text:p>
          </table:table-cell>
          <table:table-cell table:style-name="ce10" office:value-type="date" office:date-value="2010-08-03T01:16:22" calcext:value-type="date">
            <text:p>08/03/10 01:1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0:.T5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fs-i.py</text:p>
          </table:table-cell>
          <table:table-cell office:value-type="time" office:time-value="PT00H05M02S" calcext:value-type="time">
            <text:p>05:02.00</text:p>
          </table:table-cell>
          <table:table-cell office:value-type="string" calcext:value-type="string">
            <text:p>d:\Dropbox\2010-ICMC-MKG\soundifs\ifs-i.py.wav</text:p>
          </table:table-cell>
          <table:table-cell table:style-name="ce10" office:value-type="date" office:date-value="2010-08-03T01:16:09" calcext:value-type="date">
            <text:p>08/03/10 01:16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1:.T5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und Fractal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fs-2008-01-23-a.py.wav</text:p>
          </table:table-cell>
          <table:table-cell office:value-type="time" office:time-value="PT00H05M04S" calcext:value-type="time">
            <text:p>05:04.00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10" office:value-type="date" office:date-value="2010-08-03T01:15:25.999999" calcext:value-type="date">
            <text:p>08/03/10 01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2:.T5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Submitted</text:p>
          </table:table-cell>
          <table:table-cell/>
          <table:table-cell office:value-type="string" calcext:value-type="string">
            <text:p>Publish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 table:formula="of:=SUM([.G53:.G60])" office:value-type="time" office:time-value="PT00H48M23S" calcext:value-type="time">
            <text:p>0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al 23</text:p>
          </table:table-cell>
          <table:table-cell office:value-type="time" office:time-value="PT00H05M01S" calcext:value-type="time">
            <text:p>05:01.00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10" office:value-type="date" office:date-value="2014-01-14T03:12:33" calcext:value-type="date">
            <text:p>01/14/14 03:1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3:.T5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—2002-03-09–20-54-18.018.mml-a</text:p>
          </table:table-cell>
          <table:table-cell office:value-type="time" office:time-value="PT00H07M01S" calcext:value-type="time">
            <text:p>07:01.00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10" office:value-type="date" office:date-value="2014-01-14T03:13:09" calcext:value-type="date">
            <text:p>01/14/14 03:13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4:.T5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—2002-03-08–13-48-05.005-a.mml</text:p>
          </table:table-cell>
          <table:table-cell office:value-type="time" office:time-value="PT00H07M02S" calcext:value-type="time">
            <text:p>07:02.00</text:p>
          </table:table-cell>
          <table:table-cell office:value-type="string" calcext:value-type="string">
            <text:p>d:\Dropbox\Michael Gogins\Summertrees\03-Various _ 03_f—2002-03-08--13-48-05.005-a.mml.master.wav</text:p>
          </table:table-cell>
          <table:table-cell table:style-name="ce10" office:value-type="date" office:date-value="2014-01-14T03:12:33" calcext:value-type="date">
            <text:p>01/14/14 03:12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5:.T5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-2001-10-27-a.mml-a</text:p>
          </table:table-cell>
          <table:table-cell office:value-type="time" office:time-value="PT00H06M48S" calcext:value-type="time">
            <text:p>06:48.00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10" office:value-type="date" office:date-value="2014-01-14T03:14:10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6:.T5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—2002-01-10–23-12-54.054-b.mml</text:p>
          </table:table-cell>
          <table:table-cell office:value-type="time" office:time-value="PT00H03M24S" calcext:value-type="time">
            <text:p>03:24.00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10" office:value-type="date" office:date-value="2014-01-14T03:14:36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7:.T57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one.py.wav</text:p>
          </table:table-cell>
          <table:table-cell office:value-type="time" office:time-value="PT00H09M50S" calcext:value-type="time">
            <text:p>09:50.00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10" office:value-type="date" office:date-value="2014-01-14T03:14:48" calcext:value-type="date">
            <text:p>01/14/14 03:14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8:.T58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ttractor1.mml-b</text:p>
          </table:table-cell>
          <table:table-cell office:value-type="time" office:time-value="PT00H04M08S" calcext:value-type="time">
            <text:p>04:08.00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10" office:value-type="date" office:date-value="2014-01-14T03:15:20" calcext:value-type="date">
            <text:p>01/14/14 03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59:.T59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mmertre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sound[2005-04-16][15.29.17]-a.py</text:p>
          </table:table-cell>
          <table:table-cell office:value-type="time" office:time-value="PT00H05M09S" calcext:value-type="time">
            <text:p>05:09.00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10" office:value-type="date" office:date-value="2014-01-14T03:15:33" calcext:value-type="date">
            <text:p>01/14/14 03:15 AM</text:p>
          </table:table-cell>
          <table:table-cell table:style-name="ce10"/>
          <table:table-cell table:style-name="ce12" office:value-type="string" calcext:value-type="string">
            <text:p>Publish</text:p>
          </table:table-cell>
          <table:table-cell table:formula="of:=COUNTBLANK([.Q60:.T60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4"/>
          <table:table-cell office:value-type="string" calcext:value-type="string">
            <text:p>Submit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1-AudioTrack 01.wav</text:p>
          </table:table-cell>
          <table:table-cell/>
          <table:table-cell office:value-type="string" calcext:value-type="string">
            <text:p>d:\Dropbox\Heidi Rogers\Demo with Danko, Moore, and Madison\01-AudioTrack 01.wav</text:p>
          </table:table-cell>
          <table:table-cell table:style-name="ce10" office:value-type="date" office:date-value="2014-03-02T18:15:36" calcext:value-type="date">
            <text:p>03/02/14 06:15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1:.T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2-AudioTrack 02.wav</text:p>
          </table:table-cell>
          <table:table-cell/>
          <table:table-cell office:value-type="string" calcext:value-type="string">
            <text:p>d:\Dropbox\Heidi Rogers\Demo with Danko, Moore, and Madison\02-AudioTrack 02.wav</text:p>
          </table:table-cell>
          <table:table-cell table:style-name="ce10" office:value-type="date" office:date-value="2014-03-02T18:16:03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2:.T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3-AudioTrack 03.wav</text:p>
          </table:table-cell>
          <table:table-cell/>
          <table:table-cell office:value-type="string" calcext:value-type="string">
            <text:p>d:\Dropbox\Heidi Rogers\Demo with Danko, Moore, and Madison\03-AudioTrack 03.wav</text:p>
          </table:table-cell>
          <table:table-cell table:style-name="ce10" office:value-type="date" office:date-value="2014-03-02T18:16:21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3:.T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csound-2004-06-11--17.43.24.py.wav</text:p>
          </table:table-cell>
          <table:table-cell/>
          <table:table-cell office:value-type="string" calcext:value-type="string">
            <text:p>d:\Dropbox\studio\04_to_copyright\Semblance\03-csound-2004-06-11--17.43.24.py.wav</text:p>
          </table:table-cell>
          <table:table-cell table:style-name="ce10" office:value-type="date" office:date-value="2010-08-03T01:18:25.999999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4:.T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3-Various _ 03_f--2002-03-08--13-48-05.005-a.mml.master.wav</text:p>
          </table:table-cell>
          <table:table-cell/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10" office:value-type="date" office:date-value="2014-01-14T03:13:41" calcext:value-type="date">
            <text:p>01/14/14 03:1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5:.T6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4-AudioTrack 04.wav</text:p>
          </table:table-cell>
          <table:table-cell/>
          <table:table-cell office:value-type="string" calcext:value-type="string">
            <text:p>d:\Dropbox\Heidi Rogers\Demo with Danko, Moore, and Madison\04-AudioTrack 04.wav</text:p>
          </table:table-cell>
          <table:table-cell table:style-name="ce10" office:value-type="date" office:date-value="2014-03-02T18:16:36" calcext:value-type="date">
            <text:p>03/02/14 06:1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6:.T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4-csound-2004-12-12--19.55.12.py.wav</text:p>
          </table:table-cell>
          <table:table-cell/>
          <table:table-cell office:value-type="string" calcext:value-type="string">
            <text:p>d:\Dropbox\studio\04_to_copyright\Semblance\04-csound-2004-12-12--19.55.12.py.wav</text:p>
          </table:table-cell>
          <table:table-cell table:style-name="ce10" office:value-type="date" office:date-value="2010-08-03T01:18:28.999999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7:.T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5-AudioTrack 05.wav</text:p>
          </table:table-cell>
          <table:table-cell/>
          <table:table-cell office:value-type="string" calcext:value-type="string">
            <text:p>d:\Dropbox\Heidi Rogers\Demo with Danko, Moore, and Madison\05-AudioTrack 05.wav</text:p>
          </table:table-cell>
          <table:table-cell table:style-name="ce10" office:value-type="date" office:date-value="2014-03-02T18:17:02" calcext:value-type="date">
            <text:p>03/02/14 06:17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68:.T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5-csound-2005-03-06--03.38.19.py.wav</text:p>
          </table:table-cell>
          <table:table-cell/>
          <table:table-cell office:value-type="string" calcext:value-type="string">
            <text:p>d:\Dropbox\studio\04_to_copyright\Semblance\05-csound-2005-03-06--03.38.19.py.wav</text:p>
          </table:table-cell>
          <table:table-cell table:style-name="ce10" office:value-type="date" office:date-value="2010-08-03T01:18:30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69:.T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di Rogers</text:p>
          </table:table-cell>
          <table:table-cell table:number-columns-repeated="4"/>
          <table:table-cell office:value-type="string" calcext:value-type="string">
            <text:p>06-AudioTrack 06.wav</text:p>
          </table:table-cell>
          <table:table-cell/>
          <table:table-cell office:value-type="string" calcext:value-type="string">
            <text:p>d:\Dropbox\Heidi Rogers\Demo with Danko, Moore, and Madison\06-AudioTrack 06.wav</text:p>
          </table:table-cell>
          <table:table-cell table:style-name="ce10" office:value-type="date" office:date-value="2014-03-02T18:17:14" calcext:value-type="date">
            <text:p>03/02/14 06:17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70:.T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6-f--2002-01-28--17-37-42.042.mml.9632.1.wav</text:p>
          </table:table-cell>
          <table:table-cell/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10" office:value-type="date" office:date-value="2010-08-03T01:18:33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1:.T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08-silence-2003-07-07--19.52.47-.py.wav</text:p>
          </table:table-cell>
          <table:table-cell/>
          <table:table-cell office:value-type="string" calcext:value-type="string">
            <text:p>d:\Dropbox\studio\04_to_copyright\Semblance\08-silence-2003-07-07--19.52.47-.py.wav</text:p>
          </table:table-cell>
          <table:table-cell table:style-name="ce10" office:value-type="date" office:date-value="2010-08-03T01:18:36" calcext:value-type="date">
            <text:p>08/03/10 01:1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2:.T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92021__knufds__stream-02.wav</text:p>
          </table:table-cell>
          <table:table-cell/>
          <table:table-cell office:value-type="string" calcext:value-type="string">
            <text:p>d:\Dropbox\acousmatic\92021__knufds__stream-02.wav</text:p>
          </table:table-cell>
          <table:table-cell table:style-name="ce10" office:value-type="date" office:date-value="2013-09-05T01:15:25" calcext:value-type="date">
            <text:p>09/05/13 01:15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73:.T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eolus_Study.3.native_reverb.lua.cd.wav</text:p>
          </table:table-cell>
          <table:table-cell/>
          <table:table-cell office:value-type="string" calcext:value-type="string">
            <text:p>d:\Dropbox\2011-LAC-MKG\Aeolus_Study.3.native_reverb.lua.cd.wav</text:p>
          </table:table-cell>
          <table:table-cell table:style-name="ce10" office:value-type="date" office:date-value="2013-03-09T12:08:21" calcext:value-type="date">
            <text:p>03/09/13 12:0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4:.T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.wav</text:p>
          </table:table-cell>
          <table:table-cell/>
          <table:table-cell office:value-type="string" calcext:value-type="string">
            <text:p>d:\Dropbox\2014-Vanderbilt_Planetarium-MKG\Apophysis-090301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5:.T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0.grains.wav</text:p>
          </table:table-cell>
          <table:table-cell/>
          <table:table-cell office:value-type="string" calcext:value-type="string">
            <text:p>d:\Dropbox\2010-ICMC-MKG\soundifs\Apophysis-090301-100.grains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6:.T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02.wav</text:p>
          </table:table-cell>
          <table:table-cell/>
          <table:table-cell office:value-type="string" calcext:value-type="string">
            <text:p>d:\Dropbox\2010-ICMC-MKG\soundifs\Apophysis-090301-1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7:.T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grains.wav</text:p>
          </table:table-cell>
          <table:table-cell/>
          <table:table-cell office:value-type="string" calcext:value-type="string">
            <text:p>d:\Dropbox\2010-ICMC-MKG\soundifs\Apophysis-090301-17.grains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78:.T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17.wav</text:p>
          </table:table-cell>
          <table:table-cell/>
          <table:table-cell office:value-type="string" calcext:value-type="string">
            <text:p>d:\Dropbox\2010-ICMC-MKG\soundifs\Apophysis-090301-17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79:.T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2.wav</text:p>
          </table:table-cell>
          <table:table-cell/>
          <table:table-cell office:value-type="string" calcext:value-type="string">
            <text:p>d:\Dropbox\2010-ICMC-MKG\soundifs\Apophysis-090301-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80:.T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.wav</text:p>
          </table:table-cell>
          <table:table-cell/>
          <table:table-cell office:value-type="string" calcext:value-type="string">
            <text:p>d:\Dropbox\2010-ICMC-MKG\soundifs\Apophysis-090301-40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81:.T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402.wav</text:p>
          </table:table-cell>
          <table:table-cell/>
          <table:table-cell office:value-type="string" calcext:value-type="string">
            <text:p>d:\Dropbox\2010-ICMC-MKG\soundifs\Apophysis-090301-4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2:.T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0301-6.wav</text:p>
          </table:table-cell>
          <table:table-cell/>
          <table:table-cell office:value-type="string" calcext:value-type="string">
            <text:p>d:\Dropbox\2010-ICMC-MKG\soundifs\Apophysis-090301-6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3:.T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1-101.wav</text:p>
          </table:table-cell>
          <table:table-cell/>
          <table:table-cell office:value-type="string" calcext:value-type="string">
            <text:p>d:\Dropbox\2010-ICMC-MKG\soundifs\Apophysis-091201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4:.T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1.wav</text:p>
          </table:table-cell>
          <table:table-cell/>
          <table:table-cell office:value-type="string" calcext:value-type="string">
            <text:p>d:\Dropbox\2010-ICMC-MKG\soundifs\Apophysis-091202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85:.T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2-102.wav</text:p>
          </table:table-cell>
          <table:table-cell/>
          <table:table-cell office:value-type="string" calcext:value-type="string">
            <text:p>d:\Dropbox\2010-ICMC-MKG\soundifs\Apophysis-091202-10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6:.T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3.wav</text:p>
          </table:table-cell>
          <table:table-cell/>
          <table:table-cell office:value-type="string" calcext:value-type="string">
            <text:p>d:\Dropbox\2010-ICMC-MKG\soundifs\Apophysis-091203-10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87:.T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4.wav</text:p>
          </table:table-cell>
          <table:table-cell/>
          <table:table-cell office:value-type="string" calcext:value-type="string">
            <text:p>d:\Dropbox\2010-ICMC-MKG\soundifs\Apophysis-091203-104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8:.T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3-105.wav</text:p>
          </table:table-cell>
          <table:table-cell/>
          <table:table-cell office:value-type="string" calcext:value-type="string">
            <text:p>d:\Dropbox\2010-ICMC-MKG\soundifs\Apophysis-091203-105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89:.T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.wav</text:p>
          </table:table-cell>
          <table:table-cell/>
          <table:table-cell office:value-type="string" calcext:value-type="string">
            <text:p>d:\Dropbox\2010-ICMC-MKG\soundifs\Apophysis-091206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0:.T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101.wav</text:p>
          </table:table-cell>
          <table:table-cell/>
          <table:table-cell office:value-type="string" calcext:value-type="string">
            <text:p>d:\Dropbox\2010-ICMC-MKG\soundifs\Apophysis-091206-10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1:.T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a.wav</text:p>
          </table:table-cell>
          <table:table-cell/>
          <table:table-cell office:value-type="string" calcext:value-type="string">
            <text:p>d:\Dropbox\2010-ICMC-MKG\soundifs\Apophysis-091206-a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2:.T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b.wav</text:p>
          </table:table-cell>
          <table:table-cell/>
          <table:table-cell office:value-type="string" calcext:value-type="string">
            <text:p>d:\Dropbox\2010-ICMC-MKG\soundifs\Apophysis-091206-b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3:.T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c.wav</text:p>
          </table:table-cell>
          <table:table-cell/>
          <table:table-cell office:value-type="string" calcext:value-type="string">
            <text:p>d:\Dropbox\2010-ICMC-MKG\soundifs\Apophysis-091206-c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94:.T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6-d.wav</text:p>
          </table:table-cell>
          <table:table-cell/>
          <table:table-cell office:value-type="string" calcext:value-type="string">
            <text:p>d:\Dropbox\2010-ICMC-MKG\soundifs\Apophysis-091206-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5:.T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07-a.wav</text:p>
          </table:table-cell>
          <table:table-cell/>
          <table:table-cell office:value-type="string" calcext:value-type="string">
            <text:p>d:\Dropbox\2010-ICMC-MKG\soundifs\Apophysis-091207-a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6:.T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3.wav</text:p>
          </table:table-cell>
          <table:table-cell/>
          <table:table-cell office:value-type="string" calcext:value-type="string">
            <text:p>d:\Dropbox\2010-ICMC-MKG\soundifs\Apophysis-091225-3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7:.T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6.wav</text:p>
          </table:table-cell>
          <table:table-cell/>
          <table:table-cell office:value-type="string" calcext:value-type="string">
            <text:p>d:\Dropbox\2010-ICMC-MKG\soundifs\Apophysis-091225-6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8:.T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7.wav</text:p>
          </table:table-cell>
          <table:table-cell/>
          <table:table-cell office:value-type="string" calcext:value-type="string">
            <text:p>d:\Dropbox\2010-ICMC-MKG\soundifs\Apophysis-091225-7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99:.T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5-8.wav</text:p>
          </table:table-cell>
          <table:table-cell/>
          <table:table-cell office:value-type="string" calcext:value-type="string">
            <text:p>d:\Dropbox\2010-ICMC-MKG\soundifs\Apophysis-091225-8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0:.T1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1.wav</text:p>
          </table:table-cell>
          <table:table-cell/>
          <table:table-cell office:value-type="string" calcext:value-type="string">
            <text:p>d:\Dropbox\2010-ICMC-MKG\soundifs\Apophysis-091228-1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1:.T1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2.wav</text:p>
          </table:table-cell>
          <table:table-cell/>
          <table:table-cell office:value-type="string" calcext:value-type="string">
            <text:p>d:\Dropbox\2010-ICMC-MKG\soundifs\Apophysis-091228-2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2:.T1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4.wav</text:p>
          </table:table-cell>
          <table:table-cell/>
          <table:table-cell office:value-type="string" calcext:value-type="string">
            <text:p>d:\Dropbox\2010-ICMC-MKG\soundifs\Apophysis-091228-4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03:.T1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Apophysis-091228-5.wav</text:p>
          </table:table-cell>
          <table:table-cell/>
          <table:table-cell office:value-type="string" calcext:value-type="string">
            <text:p>d:\Dropbox\2010-ICMC-MKG\soundifs\Apophysis-091228-5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4:.T1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cd.wav</text:p>
          </table:table-cell>
          <table:table-cell/>
          <table:table-cell office:value-type="string" calcext:value-type="string">
            <text:p>d:\Dropbox\music\Blue_Leaves\Blue_Leaves_4e.cd.wav</text:p>
          </table:table-cell>
          <table:table-cell table:style-name="ce10" office:value-type="date" office:date-value="2013-03-09T12:07:17" calcext:value-type="date">
            <text:p>03/09/13 12:0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5:.T1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4e.wav</text:p>
          </table:table-cell>
          <table:table-cell/>
          <table:table-cell office:value-type="string" calcext:value-type="string">
            <text:p>d:\Dropbox\music\Blue_Leaves\Blue_Leaves_4e.wav</text:p>
          </table:table-cell>
          <table:table-cell table:style-name="ce10" office:value-type="date" office:date-value="2013-03-09T12:07:28" calcext:value-type="date">
            <text:p>03/09/13 12:0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6:.T1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_1.cd.wav</text:p>
          </table:table-cell>
          <table:table-cell/>
          <table:table-cell office:value-type="string" calcext:value-type="string">
            <text:p>d:\Dropbox\music\Blue_Leaves\Blue_Leaves_5a_1.cd.wav</text:p>
          </table:table-cell>
          <table:table-cell table:style-name="ce10" office:value-type="date" office:date-value="2013-03-30T10:50:49" calcext:value-type="date">
            <text:p>03/30/13 10:5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07:.T1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5a.norm.wav</text:p>
          </table:table-cell>
          <table:table-cell/>
          <table:table-cell office:value-type="string" calcext:value-type="string">
            <text:p>d:\Dropbox\Talks\Brad's class\My Way\Blue_Leaves_5a.norm.wav</text:p>
          </table:table-cell>
          <table:table-cell table:style-name="ce10" office:value-type="date" office:date-value="2013-04-11T16:08:46" calcext:value-type="date">
            <text:p>04/11/13 04:08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08:.T1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_6.norm.wav</text:p>
          </table:table-cell>
          <table:table-cell office:value-type="time" office:time-value="PT00H06M01S" calcext:value-type="time">
            <text:p>06:01.00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10" office:value-type="date" office:date-value="2013-09-18T01:30:46" calcext:value-type="date">
            <text:p>09/18/13 01:30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09:.T109])=4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cd.wav</text:p>
          </table:table-cell>
          <table:table-cell/>
          <table:table-cell office:value-type="string" calcext:value-type="string">
            <text:p>d:\Dropbox\music\Blue_Leaves\Blue_Leaves.cd.wav</text:p>
          </table:table-cell>
          <table:table-cell table:style-name="ce10" office:value-type="date" office:date-value="2013-08-22T11:36:25.000002" calcext:value-type="date">
            <text:p>08/22/13 11:3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0:.T1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norm.wav</text:p>
          </table:table-cell>
          <table:table-cell/>
          <table:table-cell office:value-type="string" calcext:value-type="string">
            <text:p>d:\Dropbox\music\Blue_Leaves\Blue_Leaves.norm.wav</text:p>
          </table:table-cell>
          <table:table-cell table:style-name="ce10" office:value-type="date" office:date-value="2013-08-22T11:36:22" calcext:value-type="date">
            <text:p>08/22/13 11:3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11:.T1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_Leaves.wav</text:p>
          </table:table-cell>
          <table:table-cell/>
          <table:table-cell office:value-type="string" calcext:value-type="string">
            <text:p>d:\Dropbox\music\Blue_Leaves\Blue_Leaves.wav</text:p>
          </table:table-cell>
          <table:table-cell table:style-name="ce10" office:value-type="date" office:date-value="2013-08-22T11:36:18" calcext:value-type="date">
            <text:p>08/22/13 11:3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2:.T1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luebee.wav</text:p>
          </table:table-cell>
          <table:table-cell/>
          <table:table-cell office:value-type="string" calcext:value-type="string">
            <text:p>d:\Dropbox\imparting_harmonies\bluebee.wav</text:p>
          </table:table-cell>
          <table:table-cell table:style-name="ce10" office:value-type="date" office:date-value="2016-09-07T22:52:18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3:.T1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bowl.wav</text:p>
          </table:table-cell>
          <table:table-cell/>
          <table:table-cell office:value-type="string" calcext:value-type="string">
            <text:p>d:\Dropbox\imparting_harmonies\bowl.wav</text:p>
          </table:table-cell>
          <table:table-cell table:style-name="ce10" office:value-type="date" office:date-value="2016-09-07T22:50:35" calcext:value-type="date">
            <text:p>09/07/16 10:50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4:.T1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ellular.wav</text:p>
          </table:table-cell>
          <table:table-cell/>
          <table:table-cell office:value-type="string" calcext:value-type="string">
            <text:p>d:\Dropbox\tutorial\code\01_DiceGame\cellular.wav</text:p>
          </table:table-cell>
          <table:table-cell table:style-name="ce10" office:value-type="date" office:date-value="2013-04-28T22:40:38" calcext:value-type="date">
            <text:p>04/28/13 10:4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5:.T1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loudStrata.wav</text:p>
          </table:table-cell>
          <table:table-cell/>
          <table:table-cell office:value-type="string" calcext:value-type="string">
            <text:p>d:\Dropbox\Talks\Brad's class\My Way\CloudStrata.wav</text:p>
          </table:table-cell>
          <table:table-cell table:style-name="ce10" office:value-type="date" office:date-value="2013-04-11T16:08:36" calcext:value-type="date">
            <text:p>04/11/13 04:0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6:.T1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py of GardenOfAlgorithms-MichaelGogins-05.wav</text:p>
          </table:table-cell>
          <table:table-cell/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10" office:value-type="date" office:date-value="2010-08-03T01:21:04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17:.T1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ounterpoint.wav</text:p>
          </table:table-cell>
          <table:table-cell/>
          <table:table-cell office:value-type="string" calcext:value-type="string">
            <text:p>d:\Dropbox\studio\01_workshop\counterpoint\counterpoint.wav</text:p>
          </table:table-cell>
          <table:table-cell table:style-name="ce10" office:value-type="date" office:date-value="2010-08-03T01:14:44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18:.T1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rickets.wav</text:p>
          </table:table-cell>
          <table:table-cell/>
          <table:table-cell office:value-type="string" calcext:value-type="string">
            <text:p>d:\Dropbox\imparting_harmonies\crickets.wav</text:p>
          </table:table-cell>
          <table:table-cell table:style-name="ce10" office:value-type="date" office:date-value="2016-09-07T22:59:21" calcext:value-type="date">
            <text:p>09/07/16 10:59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19:.T1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.py.wav</text:p>
          </table:table-cell>
          <table:table-cell/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10" office:value-type="date" office:date-value="2014-01-15T00:39:29" calcext:value-type="date">
            <text:p>01/15/14 12:39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20:.T1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4-12-12--19.55.12a.py.csd.wav</text:p>
          </table:table-cell>
          <table:table-cell/>
          <table:table-cell office:value-type="string" calcext:value-type="string">
            <text:p>d:\Dropbox\2014-NYCEMF-MKG\attic\csound-2004-12-12--19.55.12a.py.csd.wav</text:p>
          </table:table-cell>
          <table:table-cell table:style-name="ce10" office:value-type="date" office:date-value="2014-01-15T01:44:40" calcext:value-type="date">
            <text:p>01/15/14 01:4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1:.T1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.py.wav</text:p>
          </table:table-cell>
          <table:table-cell/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10" office:value-type="date" office:date-value="2014-01-14T22:45:29" calcext:value-type="date">
            <text:p>01/14/14 10:4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2:.T1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 (sorabji's conflicted copy 2014-03-06).wav</text:p>
          </table:table-cell>
          <table:table-cell/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10" office:value-type="date" office:date-value="2014-02-23T19:59:10" calcext:value-type="date">
            <text:p>02/23/14 07:59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3:.T1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-old1.wav</text:p>
          </table:table-cell>
          <table:table-cell/>
          <table:table-cell office:value-type="string" calcext:value-type="string">
            <text:p>d:\Dropbox\2014-NYCEMF-MKG\submissions\csound-2005-03-06--03.38.19a.py-old1.wav</text:p>
          </table:table-cell>
          <table:table-cell table:style-name="ce10" office:value-type="date" office:date-value="2014-02-23T18:48:46" calcext:value-type="date">
            <text:p>02/23/14 06:4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4:.T1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a.py.wav</text:p>
          </table:table-cell>
          <table:table-cell/>
          <table:table-cell office:value-type="string" calcext:value-type="string">
            <text:p>d:\Dropbox\2014-NYCEMF-MKG\submissions\csound-2005-03-06--03.38.19a.py.wav</text:p>
          </table:table-cell>
          <table:table-cell table:style-name="ce10" office:value-type="date" office:date-value="2014-04-23T01:27:13" calcext:value-type="date">
            <text:p>04/23/14 01:2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5:.T1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b.py.wav</text:p>
          </table:table-cell>
          <table:table-cell/>
          <table:table-cell office:value-type="string" calcext:value-type="string">
            <text:p>d:\Dropbox\2014-NYCEMF-MKG\submissions\csound-2005-03-06--03.38.19b.py.wav</text:p>
          </table:table-cell>
          <table:table-cell table:style-name="ce10" office:value-type="date" office:date-value="2014-04-26T22:14:26" calcext:value-type="date">
            <text:p>04/26/14 10:1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6:.T1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c.py.wav</text:p>
          </table:table-cell>
          <table:table-cell/>
          <table:table-cell office:value-type="string" calcext:value-type="string">
            <text:p>d:\Dropbox\2014-NYCEMF-MKG\submissions\csound-2005-03-06--03.38.19c.py.wav</text:p>
          </table:table-cell>
          <table:table-cell table:style-name="ce10" office:value-type="date" office:date-value="2014-05-02T11:30:51" calcext:value-type="date">
            <text:p>05/02/14 11:3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7:.T1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-2005-03-06--03.38.19d.py.wav</text:p>
          </table:table-cell>
          <table:table-cell/>
          <table:table-cell office:value-type="string" calcext:value-type="string">
            <text:p>d:\Dropbox\2014-NYCEMF-MKG\submissions\csound-2005-03-06--03.38.19d.py.wav</text:p>
          </table:table-cell>
          <table:table-cell table:style-name="ce10" office:value-type="date" office:date-value="2014-05-06T11:28:47" calcext:value-type="date">
            <text:p>05/06/14 11:28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28:.T1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csoundac-tutorial-1.wav</text:p>
          </table:table-cell>
          <table:table-cell/>
          <table:table-cell office:value-type="string" calcext:value-type="string">
            <text:p>d:\Dropbox\tutorial\csoundac-tutorial-1.wav</text:p>
          </table:table-cell>
          <table:table-cell table:style-name="ce10" office:value-type="date" office:date-value="2010-07-30T13:40:49" calcext:value-type="date">
            <text:p>07/30/10 01:40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29:.T1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-IV-1377971544.tagged.wav</text:p>
          </table:table-cell>
          <table:table-cell/>
          <table:table-cell office:value-type="string" calcext:value-type="string">
            <text:p>d:\Dropbox\2013-Csound-MKG\Gogins Submissions\Drone IV\Drone-IV-1377971544.tagged.wav</text:p>
          </table:table-cell>
          <table:table-cell table:style-name="ce10" office:value-type="date" office:date-value="2013-08-31T18:13:35" calcext:value-type="date">
            <text:p>08/31/13 06:1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30:.T130])=4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drone.py.wav</text:p>
          </table:table-cell>
          <table:table-cell/>
          <table:table-cell office:value-type="string" calcext:value-type="string">
            <text:p>d:\Dropbox\studio\01_workshop\drone.py.wav</text:p>
          </table:table-cell>
          <table:table-cell table:style-name="ce10" office:value-type="date" office:date-value="2010-08-03T01:12:38.999999" calcext:value-type="date">
            <text:p>08/03/10 01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1:.T1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1.wav</text:p>
          </table:table-cell>
          <table:table-cell/>
          <table:table-cell office:value-type="string" calcext:value-type="string">
            <text:p>d:\Dropbox\music\ComposingInC++\Example1.wav</text:p>
          </table:table-cell>
          <table:table-cell table:style-name="ce10" office:value-type="date" office:date-value="2013-03-09T12:05:32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32:.T1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Example2.cd.wav</text:p>
          </table:table-cell>
          <table:table-cell/>
          <table:table-cell office:value-type="string" calcext:value-type="string">
            <text:p>d:\Dropbox\music\ComposingInC++\Example2.cd.wav</text:p>
          </table:table-cell>
          <table:table-cell table:style-name="ce10" office:value-type="date" office:date-value="2013-03-09T12:05:53" calcext:value-type="date">
            <text:p>03/09/13 12:0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3:.T133])=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Publish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a.wav</text:p>
          </table:table-cell>
          <table:table-cell/>
          <table:table-cell office:value-type="string" calcext:value-type="string">
            <text:p>d:\Dropbox\2014-NYCEMF-MKG\submissions\f--2002-01-28--17-37-42.042.mm.a.wav</text:p>
          </table:table-cell>
          <table:table-cell table:style-name="ce10" office:value-type="date" office:date-value="2014-02-17T17:14:04.000011" calcext:value-type="date">
            <text:p>02/17/14 05:1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4:.T1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.b.wav</text:p>
          </table:table-cell>
          <table:table-cell/>
          <table:table-cell office:value-type="string" calcext:value-type="string">
            <text:p>d:\Dropbox\2014-NYCEMF-MKG\submissions\f--2002-01-28--17-37-42.042.mm.b.wav</text:p>
          </table:table-cell>
          <table:table-cell table:style-name="ce10" office:value-type="date" office:date-value="2014-02-17T20:54:46" calcext:value-type="date">
            <text:p>02/17/14 08:5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5:.T1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1644.csd.wav</text:p>
          </table:table-cell>
          <table:table-cell/>
          <table:table-cell office:value-type="string" calcext:value-type="string">
            <text:p>c:\Users\mike\development\csoundabx\f--2002-01-28--17-37-42.042.mml.1644.csd.wav</text:p>
          </table:table-cell>
          <table:table-cell table:style-name="ce10" office:value-type="date" office:date-value="2013-05-04T23:44:43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6:.T1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2496.csd.wav</text:p>
          </table:table-cell>
          <table:table-cell/>
          <table:table-cell office:value-type="string" calcext:value-type="string">
            <text:p>c:\Users\mike\development\csoundabx\f--2002-01-28--17-37-42.042.mml.2496.csd.wav</text:p>
          </table:table-cell>
          <table:table-cell table:style-name="ce10" office:value-type="date" office:date-value="2013-05-04T23:44:48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7:.T1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3296.csd.wav</text:p>
          </table:table-cell>
          <table:table-cell/>
          <table:table-cell office:value-type="string" calcext:value-type="string">
            <text:p>c:\Users\mike\development\csoundabx\f--2002-01-28--17-37-42.042.mml.3296.csd.wav</text:p>
          </table:table-cell>
          <table:table-cell table:style-name="ce10" office:value-type="date" office:date-value="2013-05-04T23:44:58" calcext:value-type="date">
            <text:p>05/04/13 11:4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8:.T1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.wav</text:p>
          </table:table-cell>
          <table:table-cell/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10" office:value-type="date" office:date-value="2014-01-15T01:52:12" calcext:value-type="date">
            <text:p>01/15/14 01:5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39:.T1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--2002-01-28--17-37-42.042.mml.9632.1c.wav</text:p>
          </table:table-cell>
          <table:table-cell/>
          <table:table-cell office:value-type="string" calcext:value-type="string">
            <text:p>d:\Dropbox\2014-NYCEMF-MKG\submissions\f--2002-01-28--17-37-42.042.mml.9632.1c.wav</text:p>
          </table:table-cell>
          <table:table-cell table:style-name="ce10" office:value-type="date" office:date-value="2014-01-15T02:32:47" calcext:value-type="date">
            <text:p>01/15/14 02:3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0:.T1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gure-3.wav</text:p>
          </table:table-cell>
          <table:table-cell/>
          <table:table-cell office:value-type="string" calcext:value-type="string">
            <text:p>d:\Dropbox\2009-ICMC-MKG\figure-3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Finish</text:p>
          </table:table-cell>
          <table:table-cell table:formula="of:=COUNTBLANK([.Q141:.T1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19.CHK.wav</text:p>
          </table:table-cell>
          <table:table-cell/>
          <table:table-cell office:value-type="string" calcext:value-type="string">
            <text:p>d:\Dropbox\2010-ICMC-MKG\mkg-2009-09-14-o\FILE0019.CHK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2:.T1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25.CHK.wav</text:p>
          </table:table-cell>
          <table:table-cell/>
          <table:table-cell office:value-type="string" calcext:value-type="string">
            <text:p>d:\Dropbox\2010-ICMC-MKG\soundifs\FILE0025.CHK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3:.T1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ILE0099.CHK.wav</text:p>
          </table:table-cell>
          <table:table-cell/>
          <table:table-cell office:value-type="string" calcext:value-type="string">
            <text:p>d:\Dropbox\2010-ICMC-MKG\mkg-2009-09-14-o\FILE0099.CHK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44:.T1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Fractal 23.wav</text:p>
          </table:table-cell>
          <table:table-cell/>
          <table:table-cell office:value-type="string" calcext:value-type="string">
            <text:p>d:\Dropbox\2015-02-15 Spectrum NYC\Fractal 23.wav</text:p>
          </table:table-cell>
          <table:table-cell table:style-name="ce10" office:value-type="date" office:date-value="2015-01-03T19:24:54" calcext:value-type="date">
            <text:p>01/03/15 07:2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5:.T14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1.wav</text:p>
          </table:table-cell>
          <table:table-cell/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10" office:value-type="date" office:date-value="2010-08-03T01:21:0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6:.T1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2.wav</text:p>
          </table:table-cell>
          <table:table-cell/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10" office:value-type="date" office:date-value="2010-08-03T01:21:11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7:.T1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3.wav</text:p>
          </table:table-cell>
          <table:table-cell/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10" office:value-type="date" office:date-value="2010-08-03T01:21:12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8:.T1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ardenOfAlgorithms-MichaelGogins-04.wav</text:p>
          </table:table-cell>
          <table:table-cell/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10" office:value-type="date" office:date-value="2010-08-03T01:21:14.999999" calcext:value-type="date">
            <text:p>08/03/10 01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49:.T1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M9.impulse.wav</text:p>
          </table:table-cell>
          <table:table-cell/>
          <table:table-cell office:value-type="string" calcext:value-type="string">
            <text:p>d:\Dropbox\acousmatic\GM9.impulse.wav</text:p>
          </table:table-cell>
          <table:table-cell table:style-name="ce10" office:value-type="date" office:date-value="2013-09-05T01:27:41" calcext:value-type="date">
            <text:p>09/05/13 01:27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150:.T1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7.csd.wav</text:p>
          </table:table-cell>
          <table:table-cell/>
          <table:table-cell office:value-type="string" calcext:value-type="string">
            <text:p>d:\Dropbox\2014-ICMC-MKG\Green_Leaves_07.csd.wav</text:p>
          </table:table-cell>
          <table:table-cell table:style-name="ce10" office:value-type="date" office:date-value="2014-03-28T22:32:21" calcext:value-type="date">
            <text:p>03/28/14 10:3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1:.T1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Green_Leaves_08.csd.wav</text:p>
          </table:table-cell>
          <table:table-cell/>
          <table:table-cell office:value-type="string" calcext:value-type="string">
            <text:p>d:\Dropbox\2014-ICMC-MKG\Green_Leaves_08.csd.wav</text:p>
          </table:table-cell>
          <table:table-cell table:style-name="ce10" office:value-type="date" office:date-value="2014-03-30T22:26:04" calcext:value-type="date">
            <text:p>03/30/14 10:26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2:.T1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-current.wav</text:p>
          </table:table-cell>
          <table:table-cell/>
          <table:table-cell office:value-type="string" calcext:value-type="string">
            <text:p>c:\Users\mike\Documents\icmc2006-mkg\icmcpiece-current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3:.T1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1.wav</text:p>
          </table:table-cell>
          <table:table-cell/>
          <table:table-cell office:value-type="string" calcext:value-type="string">
            <text:p>c:\Users\mike\Documents\icmc2006-mkg\icmcpiece1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4:.T1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2.wav</text:p>
          </table:table-cell>
          <table:table-cell/>
          <table:table-cell office:value-type="string" calcext:value-type="string">
            <text:p>c:\Users\mike\Documents\icmc2006-mkg\icmcpiece2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5:.T1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cmcpiece3.wav</text:p>
          </table:table-cell>
          <table:table-cell/>
          <table:table-cell office:value-type="string" calcext:value-type="string">
            <text:p>c:\Users\mike\Documents\icmc2006-mkg\icmcpiece3.wav</text:p>
          </table:table-cell>
          <table:table-cell table:style-name="ce10" office:value-type="date" office:date-value="2010-08-03T03:32:13" calcext:value-type="date">
            <text:p>08/03/10 03:3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6:.T1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2-a.py.wav</text:p>
          </table:table-cell>
          <table:table-cell/>
          <table:table-cell office:value-type="string" calcext:value-type="string">
            <text:p>d:\Dropbox\2010-ICMC-MKG\soundifs\ifs-2008-01-22-a.py.wav</text:p>
          </table:table-cell>
          <table:table-cell table:style-name="ce10" office:value-type="date" office:date-value="2010-08-03T01:15:24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57:.T1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3-a.py.wav</text:p>
          </table:table-cell>
          <table:table-cell/>
          <table:table-cell office:value-type="string" calcext:value-type="string">
            <text:p>d:\Dropbox\2010-ICMC-MKG\soundifs\ifs-2008-01-23-a.py.wav</text:p>
          </table:table-cell>
          <table:table-cell table:style-name="ce10" office:value-type="date" office:date-value="2010-08-03T01:15:30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58:.T1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stereo.wav</text:p>
          </table:table-cell>
          <table:table-cell/>
          <table:table-cell office:value-type="string" calcext:value-type="string">
            <text:p>d:\Dropbox\2010-ICMC-MKG\soundifs\ifs-2008-01-24-a.py.stereo.wav</text:p>
          </table:table-cell>
          <table:table-cell table:style-name="ce10" office:value-type="date" office:date-value="2010-08-03T01:15:32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59:.T1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1-24-a.py.wav</text:p>
          </table:table-cell>
          <table:table-cell/>
          <table:table-cell office:value-type="string" calcext:value-type="string">
            <text:p>d:\Dropbox\2010-ICMC-MKG\soundifs\ifs-2008-01-24-a.py.wav</text:p>
          </table:table-cell>
          <table:table-cell table:style-name="ce10" office:value-type="date" office:date-value="2010-08-03T01:15:35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0:.T1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stereo.wav</text:p>
          </table:table-cell>
          <table:table-cell/>
          <table:table-cell office:value-type="string" calcext:value-type="string">
            <text:p>d:\Dropbox\2010-ICMC-MKG\soundifs\ifs-2008-05-23-a.py.stereo.wav</text:p>
          </table:table-cell>
          <table:table-cell table:style-name="ce10" office:value-type="date" office:date-value="2010-08-03T01:15:36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1:.T1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3-a.py.wav</text:p>
          </table:table-cell>
          <table:table-cell/>
          <table:table-cell office:value-type="string" calcext:value-type="string">
            <text:p>d:\Dropbox\2010-ICMC-MKG\soundifs\ifs-2008-05-23-a.py.wav</text:p>
          </table:table-cell>
          <table:table-cell table:style-name="ce10" office:value-type="date" office:date-value="2010-08-03T01:15:41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2:.T1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8-05-27-a.py.wav</text:p>
          </table:table-cell>
          <table:table-cell/>
          <table:table-cell office:value-type="string" calcext:value-type="string">
            <text:p>d:\Dropbox\2010-ICMC-MKG\soundifs\ifs-2008-05-27-a.py.wav</text:p>
          </table:table-cell>
          <table:table-cell table:style-name="ce10" office:value-type="date" office:date-value="2010-08-03T01:15:41.99999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3:.T1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2-26-a.py.wav</text:p>
          </table:table-cell>
          <table:table-cell/>
          <table:table-cell office:value-type="string" calcext:value-type="string">
            <text:p>d:\Dropbox\2010-ICMC-MKG\soundifs\ifs-2009-02-26-a.py.wav</text:p>
          </table:table-cell>
          <table:table-cell table:style-name="ce10" office:value-type="date" office:date-value="2010-08-03T01:15:44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4:.T1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stereo.wav</text:p>
          </table:table-cell>
          <table:table-cell/>
          <table:table-cell office:value-type="string" calcext:value-type="string">
            <text:p>d:\Dropbox\2010-ICMC-MKG\soundifs\ifs-2009-03-01-a.py.stereo.wav</text:p>
          </table:table-cell>
          <table:table-cell table:style-name="ce10" office:value-type="date" office:date-value="2010-08-03T01:15:46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65:.T1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1-a.py.wav</text:p>
          </table:table-cell>
          <table:table-cell/>
          <table:table-cell office:value-type="string" calcext:value-type="string">
            <text:p>d:\Dropbox\2010-ICMC-MKG\soundifs\ifs-2009-03-01-a.py.wav</text:p>
          </table:table-cell>
          <table:table-cell table:style-name="ce10" office:value-type="date" office:date-value="2010-08-03T01:15:47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6:.T1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2-a.py.stereo.wav</text:p>
          </table:table-cell>
          <table:table-cell/>
          <table:table-cell office:value-type="string" calcext:value-type="string">
            <text:p>d:\Dropbox\2010-ICMC-MKG\soundifs\ifs-2009-03-02-a.py.stereo.wav</text:p>
          </table:table-cell>
          <table:table-cell table:style-name="ce10" office:value-type="date" office:date-value="2010-08-03T01:15:47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7:.T1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3-a.py.stereo.wav</text:p>
          </table:table-cell>
          <table:table-cell/>
          <table:table-cell office:value-type="string" calcext:value-type="string">
            <text:p>d:\Dropbox\2010-ICMC-MKG\soundifs\ifs-2009-03-03-a.py.stereo.wav</text:p>
          </table:table-cell>
          <table:table-cell table:style-name="ce10" office:value-type="date" office:date-value="2010-08-03T01:15:4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68:.T1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stereo.wav</text:p>
          </table:table-cell>
          <table:table-cell/>
          <table:table-cell office:value-type="string" calcext:value-type="string">
            <text:p>d:\Dropbox\2010-ICMC-MKG\soundifs\ifs-2009-03-04-a.py.stereo.wav</text:p>
          </table:table-cell>
          <table:table-cell table:style-name="ce10" office:value-type="date" office:date-value="2010-08-03T01:15:49.999999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69:.T1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2009-03-04-a.py.wav</text:p>
          </table:table-cell>
          <table:table-cell/>
          <table:table-cell office:value-type="string" calcext:value-type="string">
            <text:p>d:\Dropbox\2010-ICMC-MKG\soundifs\ifs-2009-03-04-a.py.wav</text:p>
          </table:table-cell>
          <table:table-cell table:style-name="ce10" office:value-type="date" office:date-value="2010-08-03T01:15:55.999999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70:.T1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a.wav</text:p>
          </table:table-cell>
          <table:table-cell/>
          <table:table-cell office:value-type="string" calcext:value-type="string">
            <text:p>d:\Dropbox\2010-ICMC-MKG\soundifs\ifs-a.wav</text:p>
          </table:table-cell>
          <table:table-cell table:style-name="ce10" office:value-type="date" office:date-value="2010-08-03T01:15:57.999999" calcext:value-type="date">
            <text:p>08/03/10 01:15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1:.T1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-1.py.wav</text:p>
          </table:table-cell>
          <table:table-cell/>
          <table:table-cell office:value-type="string" calcext:value-type="string">
            <text:p>d:\Dropbox\2010-ICMC-MKG\soundifs\ifs-b-1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2:.T1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py.wav</text:p>
          </table:table-cell>
          <table:table-cell/>
          <table:table-cell office:value-type="string" calcext:value-type="string">
            <text:p>d:\Dropbox\2010-ICMC-MKG\soundifs\ifs-b.py.wav</text:p>
          </table:table-cell>
          <table:table-cell table:style-name="ce10" office:value-type="date" office:date-value="2010-08-03T01:15:59" calcext:value-type="date">
            <text:p>08/03/10 01:1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73:.T1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b.wav</text:p>
          </table:table-cell>
          <table:table-cell/>
          <table:table-cell office:value-type="string" calcext:value-type="string">
            <text:p>d:\Dropbox\2010-ICMC-MKG\soundifs\ifs-b.wav</text:p>
          </table:table-cell>
          <table:table-cell table:style-name="ce10" office:value-type="date" office:date-value="2010-08-03T01:16:01" calcext:value-type="date">
            <text:p>08/03/10 01:1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174:.T1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c.py.wav</text:p>
          </table:table-cell>
          <table:table-cell/>
          <table:table-cell office:value-type="string" calcext:value-type="string">
            <text:p>d:\Dropbox\2010-ICMC-MKG\soundifs\ifs-c.py.wav</text:p>
          </table:table-cell>
          <table:table-cell table:style-name="ce10" office:value-type="date" office:date-value="2010-08-03T01:16:02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5:.T1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d.py.wav</text:p>
          </table:table-cell>
          <table:table-cell/>
          <table:table-cell office:value-type="string" calcext:value-type="string">
            <text:p>d:\Dropbox\2010-ICMC-MKG\soundifs\ifs-d.py.wav</text:p>
          </table:table-cell>
          <table:table-cell table:style-name="ce10" office:value-type="date" office:date-value="2010-08-03T01:16:04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76:.T1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e.py.wav</text:p>
          </table:table-cell>
          <table:table-cell/>
          <table:table-cell office:value-type="string" calcext:value-type="string">
            <text:p>d:\Dropbox\2010-ICMC-MKG\soundifs\ifs-e.py.wav</text:p>
          </table:table-cell>
          <table:table-cell table:style-name="ce10" office:value-type="date" office:date-value="2010-08-03T01:16:05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77:.T1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f.py.wav</text:p>
          </table:table-cell>
          <table:table-cell/>
          <table:table-cell office:value-type="string" calcext:value-type="string">
            <text:p>d:\Dropbox\2010-ICMC-MKG\soundifs\ifs-f.py.wav</text:p>
          </table:table-cell>
          <table:table-cell table:style-name="ce10" office:value-type="date" office:date-value="2010-08-03T01:16:07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8:.T1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h.py.wav</text:p>
          </table:table-cell>
          <table:table-cell/>
          <table:table-cell office:value-type="string" calcext:value-type="string">
            <text:p>d:\Dropbox\2010-ICMC-MKG\soundifs\ifs-h.py.wav</text:p>
          </table:table-cell>
          <table:table-cell table:style-name="ce10" office:value-type="date" office:date-value="2010-08-03T01:16:08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79:.T1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-L.py.wav</text:p>
          </table:table-cell>
          <table:table-cell/>
          <table:table-cell office:value-type="string" calcext:value-type="string">
            <text:p>d:\Dropbox\2010-ICMC-MKG\soundifs\ifs-j-L.py.wav</text:p>
          </table:table-cell>
          <table:table-cell table:style-name="ce10" office:value-type="date" office:date-value="2010-08-03T01:16:15" calcext:value-type="date">
            <text:p>08/03/10 01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80:.T1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stereo.wav</text:p>
          </table:table-cell>
          <table:table-cell/>
          <table:table-cell office:value-type="string" calcext:value-type="string">
            <text:p>d:\Dropbox\2010-ICMC-MKG\soundifs\ifs-j.py.stereo.wav</text:p>
          </table:table-cell>
          <table:table-cell table:style-name="ce10" office:value-type="date" office:date-value="2010-08-03T01:16:11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1:.T1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j.py.wav</text:p>
          </table:table-cell>
          <table:table-cell/>
          <table:table-cell office:value-type="string" calcext:value-type="string">
            <text:p>d:\Dropbox\2010-ICMC-MKG\soundifs\ifs-j.py.wav</text:p>
          </table:table-cell>
          <table:table-cell table:style-name="ce10" office:value-type="date" office:date-value="2010-08-03T01:16:13" calcext:value-type="date">
            <text:p>08/03/10 01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82:.T1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k.py.wav</text:p>
          </table:table-cell>
          <table:table-cell/>
          <table:table-cell office:value-type="string" calcext:value-type="string">
            <text:p>d:\Dropbox\2010-ICMC-MKG\soundifs\ifs-k.py.wav</text:p>
          </table:table-cell>
          <table:table-cell table:style-name="ce10" office:value-type="date" office:date-value="2010-08-03T01:16:17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83:.T1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l.py.wav</text:p>
          </table:table-cell>
          <table:table-cell/>
          <table:table-cell office:value-type="string" calcext:value-type="string">
            <text:p>d:\Dropbox\2010-ICMC-MKG\soundifs\ifs-l.py.wav</text:p>
          </table:table-cell>
          <table:table-cell table:style-name="ce10" office:value-type="date" office:date-value="2010-08-03T01:16:18" calcext:value-type="date">
            <text:p>08/03/10 01:1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84:.T1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-m.py.wav</text:p>
          </table:table-cell>
          <table:table-cell/>
          <table:table-cell office:value-type="string" calcext:value-type="string">
            <text:p>d:\Dropbox\2010-ICMC-MKG\soundifs\ifs-m.py.wav</text:p>
          </table:table-cell>
          <table:table-cell table:style-name="ce10" office:value-type="date" office:date-value="2010-08-03T01:16:20" calcext:value-type="date">
            <text:p>08/03/10 01:16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5:.T1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fs.wav</text:p>
          </table:table-cell>
          <table:table-cell/>
          <table:table-cell office:value-type="string" calcext:value-type="string">
            <text:p>d:\Dropbox\2010-ICMC-MKG\soundifs\ifs.wav</text:p>
          </table:table-cell>
          <table:table-cell table:style-name="ce10" office:value-type="date" office:date-value="2010-08-03T01:15:20" calcext:value-type="date">
            <text:p>08/03/10 01:15 AM</text:p>
          </table:table-cell>
          <table:table-cell table:style-name="ce10"/>
          <table:table-cell table:style-name="ce13" office:value-type="string" calcext:value-type="string">
            <text:p>Attic</text:p>
          </table:table-cell>
          <table:table-cell table:formula="of:=COUNTBLANK([.Q186:.T1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imparting_harmonies_test.wav</text:p>
          </table:table-cell>
          <table:table-cell/>
          <table:table-cell office:value-type="string" calcext:value-type="string">
            <text:p>d:\Dropbox\imparting_harmonies\imparting_harmonies_test.wav</text:p>
          </table:table-cell>
          <table:table-cell table:style-name="ce10" office:value-type="date" office:date-value="2016-10-07T00:53:36.000002" calcext:value-type="date">
            <text:p>10/07/16 12:53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7:.T1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2.wav</text:p>
          </table:table-cell>
          <table:table-cell/>
          <table:table-cell office:value-type="string" calcext:value-type="string">
            <text:p>d:\Dropbox\jak_stretch\jak_stretch_v2.wav</text:p>
          </table:table-cell>
          <table:table-cell table:style-name="ce10" office:value-type="date" office:date-value="2016-07-11T19:34:14" calcext:value-type="date">
            <text:p>07/11/16 07:34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8:.T1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3.wav</text:p>
          </table:table-cell>
          <table:table-cell/>
          <table:table-cell office:value-type="string" calcext:value-type="string">
            <text:p>d:\Dropbox\jak_stretch\jak_stretch_v3.wav</text:p>
          </table:table-cell>
          <table:table-cell table:style-name="ce10" office:value-type="date" office:date-value="2016-07-11T19:36:03" calcext:value-type="date">
            <text:p>07/11/16 07:36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89:.T1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_v4.wav</text:p>
          </table:table-cell>
          <table:table-cell/>
          <table:table-cell office:value-type="string" calcext:value-type="string">
            <text:p>d:\Dropbox\jak_stretch\jak_stretch_v4.wav</text:p>
          </table:table-cell>
          <table:table-cell table:style-name="ce10" office:value-type="date" office:date-value="2016-08-03T17:08:07" calcext:value-type="date">
            <text:p>08/03/16 05:08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0:.T1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jak_stretch.wav</text:p>
          </table:table-cell>
          <table:table-cell/>
          <table:table-cell office:value-type="string" calcext:value-type="string">
            <text:p>d:\Dropbox\jak_stretch\jak_stretch.wav</text:p>
          </table:table-cell>
          <table:table-cell table:style-name="ce10" office:value-type="date" office:date-value="2016-07-11T19:41:21" calcext:value-type="date">
            <text:p>07/11/16 07:41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1:.T1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lez02pv_blackman.aiff</text:p>
          </table:table-cell>
          <table:table-cell/>
          <table:table-cell office:value-type="string" calcext:value-type="string">
            <text:p>d:\Dropbox\jak_stretch\klez02pv_blackman.aiff</text:p>
          </table:table-cell>
          <table:table-cell table:style-name="ce10" office:value-type="date" office:date-value="2016-07-11T19:30:30" calcext:value-type="date">
            <text:p>07/11/16 07:30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192:.T1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koch.wav</text:p>
          </table:table-cell>
          <table:table-cell/>
          <table:table-cell office:value-type="string" calcext:value-type="string">
            <text:p>d:\Dropbox\tutorial\code\05_Koch\koch.wav</text:p>
          </table:table-cell>
          <table:table-cell table:style-name="ce10" office:value-type="date" office:date-value="2013-04-28T19:56:57" calcext:value-type="date">
            <text:p>04/28/13 07:56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3:.T1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_generator.wav</text:p>
          </table:table-cell>
          <table:table-cell/>
          <table:table-cell office:value-type="string" calcext:value-type="string">
            <text:p>d:\Dropbox\2011-CSound-MKG\LuaCsound\lua_score_generator.wav</text:p>
          </table:table-cell>
          <table:table-cell table:style-name="ce10" office:value-type="date" office:date-value="2013-03-09T12:13:26" calcext:value-type="date">
            <text:p>03/09/13 12:1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4:.T1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lua_scoregen_silencio.wav</text:p>
          </table:table-cell>
          <table:table-cell/>
          <table:table-cell office:value-type="string" calcext:value-type="string">
            <text:p>c:\Users\mike\Documents\silencio\lua_scoregen_silencio.wav</text:p>
          </table:table-cell>
          <table:table-cell table:style-name="ce10" office:value-type="date" office:date-value="2011-11-10T01:13:39" calcext:value-type="date">
            <text:p>11/10/11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5:.T1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-6.wav</text:p>
          </table:table-cell>
          <table:table-cell/>
          <table:table-cell office:value-type="string" calcext:value-type="string">
            <text:p>d:\Dropbox\studio\01_workshop\mkg-2007-01-27-a-6.wav</text:p>
          </table:table-cell>
          <table:table-cell table:style-name="ce10" office:value-type="date" office:date-value="2010-08-03T01:12:56" calcext:value-type="date">
            <text:p>08/03/10 01:12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6:.T1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7-01-27-a.py.csd.wav</text:p>
          </table:table-cell>
          <table:table-cell/>
          <table:table-cell office:value-type="string" calcext:value-type="string">
            <text:p>d:\Dropbox\studio\01_workshop\mkg-2007-01-27-a.py.csd.wav</text:p>
          </table:table-cell>
          <table:table-cell table:style-name="ce10" office:value-type="date" office:date-value="2010-08-03T01:12:54" calcext:value-type="date">
            <text:p>08/03/10 01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197:.T1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1-27-a.wav</text:p>
          </table:table-cell>
          <table:table-cell/>
          <table:table-cell office:value-type="string" calcext:value-type="string">
            <text:p>d:\Dropbox\studio\01_workshop\mkg-2008-01-27-a.wav</text:p>
          </table:table-cell>
          <table:table-cell table:style-name="ce10" office:value-type="date" office:date-value="2010-08-03T01:13:05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8:.T1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3-31-a.wav</text:p>
          </table:table-cell>
          <table:table-cell/>
          <table:table-cell office:value-type="string" calcext:value-type="string">
            <text:p>d:\Dropbox\studio\01_workshop\mkg-2008-03-31-a.wav</text:p>
          </table:table-cell>
          <table:table-cell table:style-name="ce10" office:value-type="date" office:date-value="2010-08-03T01:13:12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199:.T1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-3.cd.wav</text:p>
          </table:table-cell>
          <table:table-cell/>
          <table:table-cell office:value-type="string" calcext:value-type="string">
            <text:p>d:\Dropbox\music\mkg-2008-06-15-d\mkg-2008-06-15-d-3.cd.wav</text:p>
          </table:table-cell>
          <table:table-cell table:style-name="ce10" office:value-type="date" office:date-value="2013-03-09T12:05:04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0:.T2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6-15-d.wav</text:p>
          </table:table-cell>
          <table:table-cell/>
          <table:table-cell office:value-type="string" calcext:value-type="string">
            <text:p>d:\Dropbox\music\mkg-2008-06-15-d\mkg-2008-06-15-d.wav</text:p>
          </table:table-cell>
          <table:table-cell table:style-name="ce10" office:value-type="date" office:date-value="2010-08-03T01:13:14" calcext:value-type="date">
            <text:p>08/03/10 01:1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1:.T2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cd.wav</text:p>
          </table:table-cell>
          <table:table-cell/>
          <table:table-cell office:value-type="string" calcext:value-type="string">
            <text:p>d:\Dropbox\music\mkg-2008-07-28\mkg-2008-07-28-a-3.cd.wav</text:p>
          </table:table-cell>
          <table:table-cell table:style-name="ce10" office:value-type="date" office:date-value="2013-03-09T12:04:54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2:.T2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output.wav</text:p>
          </table:table-cell>
          <table:table-cell/>
          <table:table-cell office:value-type="string" calcext:value-type="string">
            <text:p>d:\Dropbox\music\mkg-2008-07-28\mkg-2008-07-28-a-3.output.wav</text:p>
          </table:table-cell>
          <table:table-cell table:style-name="ce10" office:value-type="date" office:date-value="2013-03-09T12:04:56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03:.T2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-3.wav</text:p>
          </table:table-cell>
          <table:table-cell/>
          <table:table-cell office:value-type="string" calcext:value-type="string">
            <text:p>d:\Dropbox\music\mkg-2008-07-28\mkg-2008-07-28-a-3.wav</text:p>
          </table:table-cell>
          <table:table-cell table:style-name="ce10" office:value-type="date" office:date-value="2013-03-09T12:05:01" calcext:value-type="date">
            <text:p>03/09/13 12:0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4:.T2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28-a.wav</text:p>
          </table:table-cell>
          <table:table-cell/>
          <table:table-cell office:value-type="string" calcext:value-type="string">
            <text:p>d:\Dropbox\studio\01_workshop\mkg-2008-07-28-a.wav</text:p>
          </table:table-cell>
          <table:table-cell table:style-name="ce10" office:value-type="date" office:date-value="2010-08-03T01:13:21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5:.T2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a.wav</text:p>
          </table:table-cell>
          <table:table-cell/>
          <table:table-cell office:value-type="string" calcext:value-type="string">
            <text:p>d:\Dropbox\music\mkg-2008-07-31\mkg-2008-07-31-a.wav</text:p>
          </table:table-cell>
          <table:table-cell table:style-name="ce10" office:value-type="date" office:date-value="2010-08-03T01:13:28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6:.T2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e.wav</text:p>
          </table:table-cell>
          <table:table-cell/>
          <table:table-cell office:value-type="string" calcext:value-type="string">
            <text:p>d:\Dropbox\studio\01_workshop\mkg-2008-07-31-e.wav</text:p>
          </table:table-cell>
          <table:table-cell table:style-name="ce10" office:value-type="date" office:date-value="2010-08-03T01:13:33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7:.T2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7-31-f.wav</text:p>
          </table:table-cell>
          <table:table-cell/>
          <table:table-cell office:value-type="string" calcext:value-type="string">
            <text:p>d:\Dropbox\studio\01_workshop\mkg-2008-07-31-f.wav</text:p>
          </table:table-cell>
          <table:table-cell table:style-name="ce10" office:value-type="date" office:date-value="2010-08-03T01:13:36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8:.T2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1-a.wav</text:p>
          </table:table-cell>
          <table:table-cell/>
          <table:table-cell office:value-type="string" calcext:value-type="string">
            <text:p>d:\Dropbox\studio\01_workshop\mkg-2008-09-21-a.wav</text:p>
          </table:table-cell>
          <table:table-cell table:style-name="ce10" office:value-type="date" office:date-value="2010-08-03T01:13:44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09:.T2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09-22-a.wav</text:p>
          </table:table-cell>
          <table:table-cell/>
          <table:table-cell office:value-type="string" calcext:value-type="string">
            <text:p>d:\Dropbox\studio\01_workshop\mkg-2008-09-22-a.wav</text:p>
          </table:table-cell>
          <table:table-cell table:style-name="ce10" office:value-type="date" office:date-value="2010-08-03T01:13:45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0:.T2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-1.wav</text:p>
          </table:table-cell>
          <table:table-cell/>
          <table:table-cell office:value-type="string" calcext:value-type="string">
            <text:p>d:\Dropbox\studio\01_workshop\mkg-2008-10-19-a-1.wav</text:p>
          </table:table-cell>
          <table:table-cell table:style-name="ce10" office:value-type="date" office:date-value="2010-08-03T01:13:54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1:.T2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0-19-a.wav</text:p>
          </table:table-cell>
          <table:table-cell/>
          <table:table-cell office:value-type="string" calcext:value-type="string">
            <text:p>d:\Dropbox\studio\01_workshop\mkg-2008-10-19-a.wav</text:p>
          </table:table-cell>
          <table:table-cell table:style-name="ce10" office:value-type="date" office:date-value="2010-08-03T01:13:48" calcext:value-type="date">
            <text:p>08/03/10 01:1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2:.T2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01-a.wav</text:p>
          </table:table-cell>
          <table:table-cell/>
          <table:table-cell office:value-type="string" calcext:value-type="string">
            <text:p>d:\Dropbox\studio\01_workshop\mkg-2008-12-01-a.wav</text:p>
          </table:table-cell>
          <table:table-cell table:style-name="ce10" office:value-type="date" office:date-value="2010-08-03T01:14:01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3:.T2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a.wav</text:p>
          </table:table-cell>
          <table:table-cell/>
          <table:table-cell office:value-type="string" calcext:value-type="string">
            <text:p>d:\Dropbox\studio\01_workshop\mkg-2008-12-14-a.wav</text:p>
          </table:table-cell>
          <table:table-cell table:style-name="ce10" office:value-type="date" office:date-value="2010-08-03T01:14:04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4:.T2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4-b.wav</text:p>
          </table:table-cell>
          <table:table-cell/>
          <table:table-cell office:value-type="string" calcext:value-type="string">
            <text:p>d:\Dropbox\studio\01_workshop\mkg-2008-12-14-b.wav</text:p>
          </table:table-cell>
          <table:table-cell table:style-name="ce10" office:value-type="date" office:date-value="2010-08-03T01:14:05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5:.T2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17-a.wav</text:p>
          </table:table-cell>
          <table:table-cell/>
          <table:table-cell office:value-type="string" calcext:value-type="string">
            <text:p>d:\Dropbox\studio\01_workshop\mkg-2008-12-17-a.wav</text:p>
          </table:table-cell>
          <table:table-cell table:style-name="ce10" office:value-type="date" office:date-value="2010-08-03T01:14:0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6:.T2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8-12-24-a.wav</text:p>
          </table:table-cell>
          <table:table-cell/>
          <table:table-cell office:value-type="string" calcext:value-type="string">
            <text:p>d:\Dropbox\studio\01_workshop\mkg-2008-12-24-a.wav</text:p>
          </table:table-cell>
          <table:table-cell table:style-name="ce10" office:value-type="date" office:date-value="2010-08-03T01:14:11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7:.T2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01-a.wav</text:p>
          </table:table-cell>
          <table:table-cell/>
          <table:table-cell office:value-type="string" calcext:value-type="string">
            <text:p>d:\Dropbox\studio\01_workshop\mkg-2009-01-01-a.wav</text:p>
          </table:table-cell>
          <table:table-cell table:style-name="ce10" office:value-type="date" office:date-value="2010-08-03T01:14:15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8:.T2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1-10-a.wav</text:p>
          </table:table-cell>
          <table:table-cell/>
          <table:table-cell office:value-type="string" calcext:value-type="string">
            <text:p>d:\Dropbox\studio\01_workshop\mkg-2009-01-10-a.wav</text:p>
          </table:table-cell>
          <table:table-cell table:style-name="ce10" office:value-type="date" office:date-value="2010-08-03T01:14:1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19:.T2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b.wav</text:p>
          </table:table-cell>
          <table:table-cell/>
          <table:table-cell office:value-type="string" calcext:value-type="string">
            <text:p>d:\Dropbox\2009-ICMC-MKG\mkg-2009-02-03-b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0:.T2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03-c.wav</text:p>
          </table:table-cell>
          <table:table-cell/>
          <table:table-cell office:value-type="string" calcext:value-type="string">
            <text:p>d:\Dropbox\2009-ICMC-MKG\mkg-2009-02-03-c.wav</text:p>
          </table:table-cell>
          <table:table-cell table:style-name="ce10" office:value-type="date" office:date-value="2010-08-03T03:05:44" calcext:value-type="date">
            <text:p>08/03/10 03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1:.T2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2-19-a.wav</text:p>
          </table:table-cell>
          <table:table-cell/>
          <table:table-cell office:value-type="string" calcext:value-type="string">
            <text:p>d:\Dropbox\studio\01_workshop\Nancarrow_Renderings\mkg-2009-02-19-a.wav</text:p>
          </table:table-cell>
          <table:table-cell table:style-name="ce10" office:value-type="date" office:date-value="2010-08-03T01:14:32" calcext:value-type="date">
            <text:p>08/03/10 01:14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22:.T2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cd.wav</text:p>
          </table:table-cell>
          <table:table-cell/>
          <table:table-cell office:value-type="string" calcext:value-type="string">
            <text:p>d:\Dropbox\2010-ICMC-MKG\mkg-2009-09-14-o\mkg-2009-09-14-o-1.py.cd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23:.T2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-1.py.wav</text:p>
          </table:table-cell>
          <table:table-cell/>
          <table:table-cell office:value-type="string" calcext:value-type="string">
            <text:p>d:\Dropbox\2014-Vanderbilt_Planetarium-MKG\mkg-2009-09-14-o-1.py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24:.T2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cd.wav</text:p>
          </table:table-cell>
          <table:table-cell/>
          <table:table-cell office:value-type="string" calcext:value-type="string">
            <text:p>d:\Dropbox\2010-ICMC-MKG\mkg-2009-09-14-o\mkg-2009-09-14-o.py.cd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5:.T2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o.py.wav</text:p>
          </table:table-cell>
          <table:table-cell/>
          <table:table-cell office:value-type="string" calcext:value-type="string">
            <text:p>d:\Dropbox\2010-ICMC-MKG\mkg-2009-09-14-o\mkg-2009-09-14-o.py.wav</text:p>
          </table:table-cell>
          <table:table-cell table:style-name="ce10" office:value-type="date" office:date-value="2010-08-03T03:06:28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26:.T2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r.py.cd.wav</text:p>
          </table:table-cell>
          <table:table-cell/>
          <table:table-cell office:value-type="string" calcext:value-type="string">
            <text:p>d:\Dropbox\studio\mkg-2009-09-14-r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7:.T2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cd.wav</text:p>
          </table:table-cell>
          <table:table-cell/>
          <table:table-cell office:value-type="string" calcext:value-type="string">
            <text:p>d:\Dropbox\studio\mkg-2009-09-14-s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8:.T2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output.wav</text:p>
          </table:table-cell>
          <table:table-cell/>
          <table:table-cell office:value-type="string" calcext:value-type="string">
            <text:p>d:\Dropbox\studio\mkg-2009-09-14-s.py.output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29:.T2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s.py.wav</text:p>
          </table:table-cell>
          <table:table-cell/>
          <table:table-cell office:value-type="string" calcext:value-type="string">
            <text:p>d:\Dropbox\studio\mkg-2009-09-14-s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0:.T2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cd.wav</text:p>
          </table:table-cell>
          <table:table-cell/>
          <table:table-cell office:value-type="string" calcext:value-type="string">
            <text:p>d:\Dropbox\studio\mkg-2009-09-14-t.py.cd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1:.T2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09-14-t.py.wav</text:p>
          </table:table-cell>
          <table:table-cell/>
          <table:table-cell office:value-type="string" calcext:value-type="string">
            <text:p>d:\Dropbox\studio\mkg-2009-09-14-t.py.wav</text:p>
          </table:table-cell>
          <table:table-cell table:style-name="ce10" office:value-type="date" office:date-value="2010-08-03T03:11:22" calcext:value-type="date">
            <text:p>08/03/10 03:1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2:.T2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1.py.output.wav</text:p>
          </table:table-cell>
          <table:table-cell/>
          <table:table-cell office:value-type="string" calcext:value-type="string">
            <text:p>d:\Dropbox\2010-ICMC-MKG\60x60\mkg-2009-12-30-11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3:.T2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output.wav</text:p>
          </table:table-cell>
          <table:table-cell/>
          <table:table-cell office:value-type="string" calcext:value-type="string">
            <text:p>d:\Dropbox\2010-ICMC-MKG\60x60\mkg-2009-12-30-12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4:.T2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12.py.wav</text:p>
          </table:table-cell>
          <table:table-cell/>
          <table:table-cell office:value-type="string" calcext:value-type="string">
            <text:p>d:\Dropbox\2010-ICMC-MKG\60x60\mkg-2009-12-30-12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5:.T2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cd.wav</text:p>
          </table:table-cell>
          <table:table-cell/>
          <table:table-cell office:value-type="string" calcext:value-type="string">
            <text:p>d:\Dropbox\2010-ICMC-MKG\60x60\mkg-2009-12-30-4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6:.T2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output.wav</text:p>
          </table:table-cell>
          <table:table-cell/>
          <table:table-cell office:value-type="string" calcext:value-type="string">
            <text:p>d:\Dropbox\2010-ICMC-MKG\60x60\mkg-2009-12-30-4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7:.T2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4.py.wav</text:p>
          </table:table-cell>
          <table:table-cell/>
          <table:table-cell office:value-type="string" calcext:value-type="string">
            <text:p>d:\Dropbox\2010-ICMC-MKG\60x60\mkg-2009-12-30-4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38:.T2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cd.wav</text:p>
          </table:table-cell>
          <table:table-cell/>
          <table:table-cell office:value-type="string" calcext:value-type="string">
            <text:p>d:\Dropbox\2010-ICMC-MKG\60x60\mkg-2009-12-30-6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39:.T2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output.wav</text:p>
          </table:table-cell>
          <table:table-cell/>
          <table:table-cell office:value-type="string" calcext:value-type="string">
            <text:p>d:\Dropbox\2010-ICMC-MKG\60x60\mkg-2009-12-30-6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0:.T2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6.py.wav</text:p>
          </table:table-cell>
          <table:table-cell/>
          <table:table-cell office:value-type="string" calcext:value-type="string">
            <text:p>d:\Dropbox\2010-ICMC-MKG\60x60\mkg-2009-12-30-6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1:.T2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7.py.output.wav</text:p>
          </table:table-cell>
          <table:table-cell/>
          <table:table-cell office:value-type="string" calcext:value-type="string">
            <text:p>d:\Dropbox\2010-ICMC-MKG\60x60\mkg-2009-12-30-7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2:.T2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cd.wav</text:p>
          </table:table-cell>
          <table:table-cell/>
          <table:table-cell office:value-type="string" calcext:value-type="string">
            <text:p>d:\Dropbox\2010-ICMC-MKG\60x60\mkg-2009-12-30-8.py.cd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3:.T2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output.wav</text:p>
          </table:table-cell>
          <table:table-cell/>
          <table:table-cell office:value-type="string" calcext:value-type="string">
            <text:p>d:\Dropbox\2010-ICMC-MKG\60x60\mkg-2009-12-30-8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4:.T2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8.py.wav</text:p>
          </table:table-cell>
          <table:table-cell/>
          <table:table-cell office:value-type="string" calcext:value-type="string">
            <text:p>d:\Dropbox\2010-ICMC-MKG\60x60\mkg-2009-12-30-8.py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5:.T2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09-12-30-9.py.output.wav</text:p>
          </table:table-cell>
          <table:table-cell/>
          <table:table-cell office:value-type="string" calcext:value-type="string">
            <text:p>d:\Dropbox\2010-ICMC-MKG\60x60\mkg-2009-12-30-9.py.output.wav</text:p>
          </table:table-cell>
          <table:table-cell table:style-name="ce10" office:value-type="date" office:date-value="2010-08-03T03:06:15" calcext:value-type="date">
            <text:p>08/03/10 03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6:.T24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cd.wav</text:p>
          </table:table-cell>
          <table:table-cell/>
          <table:table-cell office:value-type="string" calcext:value-type="string">
            <text:p>d:\Dropbox\music\mkg-2010-03-16-e\mkg-2010-03-16-e-1.py.cd.wav</text:p>
          </table:table-cell>
          <table:table-cell table:style-name="ce10" office:value-type="date" office:date-value="2013-03-09T12:04:17" calcext:value-type="date">
            <text:p>03/09/13 12:0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7:.T24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kg-2010-03-16-e-1.py.wav</text:p>
          </table:table-cell>
          <table:table-cell/>
          <table:table-cell office:value-type="string" calcext:value-type="string">
            <text:p>d:\Dropbox\music\mkg-2010-03-16-e\mkg-2010-03-16-e-1.py.wav</text:p>
          </table:table-cell>
          <table:table-cell table:style-name="ce10" office:value-type="date" office:date-value="2013-03-09T12:04:18" calcext:value-type="date">
            <text:p>03/09/13 12:04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48:.T24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cd.wav</text:p>
          </table:table-cell>
          <table:table-cell/>
          <table:table-cell office:value-type="string" calcext:value-type="string">
            <text:p>d:\Dropbox\music\qt_drone\Mountain_Drone.cd.wav</text:p>
          </table:table-cell>
          <table:table-cell table:style-name="ce10" office:value-type="date" office:date-value="2013-03-09T12:03:32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49:.T24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norm.wav</text:p>
          </table:table-cell>
          <table:table-cell/>
          <table:table-cell office:value-type="string" calcext:value-type="string">
            <text:p>d:\Dropbox\music\qt_drone\Mountain_Drone.norm.wav</text:p>
          </table:table-cell>
          <table:table-cell table:style-name="ce10" office:value-type="date" office:date-value="2013-03-09T12:03:36" calcext:value-type="date">
            <text:p>03/09/13 12:0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50:.T25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ountain_Drone.wav</text:p>
          </table:table-cell>
          <table:table-cell/>
          <table:table-cell office:value-type="string" calcext:value-type="string">
            <text:p>d:\Dropbox\music\qt_drone\Mountain_Drone.wav</text:p>
          </table:table-cell>
          <table:table-cell table:style-name="ce10" office:value-type="date" office:date-value="2013-03-09T12:03:58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1:.T25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cd.wav</text:p>
          </table:table-cell>
          <table:table-cell/>
          <table:table-cell office:value-type="string" calcext:value-type="string">
            <text:p>c:\Users\mike\Documents\silencio\MyScore.cd.wav</text:p>
          </table:table-cell>
          <table:table-cell table:style-name="ce10" office:value-type="date" office:date-value="2011-11-13T02:21:23" calcext:value-type="date">
            <text:p>11/13/11 02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2:.T25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norm.wav</text:p>
          </table:table-cell>
          <table:table-cell/>
          <table:table-cell office:value-type="string" calcext:value-type="string">
            <text:p>c:\Users\mike\Documents\silencio\MyScore.norm.wav</text:p>
          </table:table-cell>
          <table:table-cell table:style-name="ce10" office:value-type="date" office:date-value="2011-11-13T02:21:23" calcext:value-type="date">
            <text:p>11/13/11 02:21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53:.T25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MyScore.wav</text:p>
          </table:table-cell>
          <table:table-cell/>
          <table:table-cell office:value-type="string" calcext:value-type="string">
            <text:p>c:\Users\mike\Documents\silencio\MyScore.wav</text:p>
          </table:table-cell>
          <table:table-cell table:style-name="ce10" office:value-type="date" office:date-value="2011-11-13T02:21:05" calcext:value-type="date">
            <text:p>11/13/11 02:2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54:.T25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CP_80_original_copy_copy.wav</text:p>
          </table:table-cell>
          <table:table-cell/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10" office:value-type="date" office:date-value="2010-08-03T01:16:30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5:.T25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_F_E_Blanchet_copy.wav</text:p>
          </table:table-cell>
          <table:table-cell/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10" office:value-type="date" office:date-value="2010-08-03T01:16:33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6:.T25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C3_Solo_Recording_Copy.wav</text:p>
          </table:table-cell>
          <table:table-cell/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10" office:value-type="date" office:date-value="2010-08-03T01:16:36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7:.T25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ancarrowStudy21-Schoffstoss_pianoforte_copy.wav</text:p>
          </table:table-cell>
          <table:table-cell/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10" office:value-type="date" office:date-value="2010-08-03T01:16:38.999999" calcext:value-type="date">
            <text:p>08/03/10 01:16 A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58:.T25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night.wav</text:p>
          </table:table-cell>
          <table:table-cell/>
          <table:table-cell office:value-type="string" calcext:value-type="string">
            <text:p>d:\Dropbox\imparting_harmonies\night.wav</text:p>
          </table:table-cell>
          <table:table-cell table:style-name="ce10" office:value-type="date" office:date-value="2016-09-07T22:53:25" calcext:value-type="date">
            <text:p>09/07/16 10:53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59:.T25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ino-mkg.wav</text:p>
          </table:table-cell>
          <table:table-cell/>
          <table:table-cell office:value-type="string" calcext:value-type="string">
            <text:p>d:\Dropbox\imparting_harmonies\paino-mkg.wav</text:p>
          </table:table-cell>
          <table:table-cell table:style-name="ce10" office:value-type="date" office:date-value="2016-09-11T00:23:36" calcext:value-type="date">
            <text:p>09/11/16 12:23 A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0:.T26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arametric Lindenmayer System Study 1-2016_Nov_14_14_51_01.wav</text:p>
          </table:table-cell>
          <table:table-cell/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10" office:value-type="date" office:date-value="2016-11-30T23:18:41" calcext:value-type="date">
            <text:p>11/30/16 11:1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1:.T26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a.wav</text:p>
          </table:table-cell>
          <table:table-cell/>
          <table:table-cell office:value-type="string" calcext:value-type="string">
            <text:p>d:\Dropbox\2015-09-01 ICSC\html\Poustinia-a.wav</text:p>
          </table:table-cell>
          <table:table-cell table:style-name="ce10" office:value-type="date" office:date-value="2015-09-16T00:27:42" calcext:value-type="date">
            <text:p>09/16/15 12:2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2:.T26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b.wav</text:p>
          </table:table-cell>
          <table:table-cell/>
          <table:table-cell office:value-type="string" calcext:value-type="string">
            <text:p>d:\Dropbox\2015-09-01 ICSC\html\Poustinia-b.wav</text:p>
          </table:table-cell>
          <table:table-cell table:style-name="ce10" office:value-type="date" office:date-value="2015-09-15T12:34:49" calcext:value-type="date">
            <text:p>09/15/15 12:34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3:.T26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c.wav</text:p>
          </table:table-cell>
          <table:table-cell/>
          <table:table-cell office:value-type="string" calcext:value-type="string">
            <text:p>d:\Dropbox\2015-09-01 ICSC\html\Poustinia-c.wav</text:p>
          </table:table-cell>
          <table:table-cell table:style-name="ce10" office:value-type="date" office:date-value="2015-09-16T00:39:01" calcext:value-type="date">
            <text:p>09/16/15 12:39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4:.T26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d.wav</text:p>
          </table:table-cell>
          <table:table-cell/>
          <table:table-cell office:value-type="string" calcext:value-type="string">
            <text:p>d:\Dropbox\2015-09-01 ICSC\html\Poustinia-d.wav</text:p>
          </table:table-cell>
          <table:table-cell table:style-name="ce10" office:value-type="date" office:date-value="2015-09-16T01:17:22" calcext:value-type="date">
            <text:p>09/16/15 01:1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5:.T26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-normalized.wav</text:p>
          </table:table-cell>
          <table:table-cell/>
          <table:table-cell office:value-type="string" calcext:value-type="string">
            <text:p>d:\Dropbox\2015-09-01 ICSC\html\Poustinia-normalized.wav</text:p>
          </table:table-cell>
          <table:table-cell table:style-name="ce10" office:value-type="date" office:date-value="2015-09-15T01:57:28" calcext:value-type="date">
            <text:p>09/15/15 01:57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66:.T26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oustinia.wav</text:p>
          </table:table-cell>
          <table:table-cell/>
          <table:table-cell office:value-type="string" calcext:value-type="string">
            <text:p>d:\Dropbox\2015-09-01 ICSC\html\Poustinia.wav</text:p>
          </table:table-cell>
          <table:table-cell table:style-name="ce10" office:value-type="date" office:date-value="2015-09-08T11:44:03" calcext:value-type="date">
            <text:p>09/08/15 11:4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67:.T26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precise.wav</text:p>
          </table:table-cell>
          <table:table-cell/>
          <table:table-cell office:value-type="string" calcext:value-type="string">
            <text:p>c:\Users\restore\AppData\Local\VirtualStore\precise.wav</text:p>
          </table:table-cell>
          <table:table-cell table:style-name="ce10" office:value-type="date" office:date-value="2016-03-17T15:16:35" calcext:value-type="date">
            <text:p>03/17/16 03:16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8:.T26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_gutter_with_radio.wav</text:p>
          </table:table-cell>
          <table:table-cell/>
          <table:table-cell office:value-type="string" calcext:value-type="string">
            <text:p>d:\Dropbox\imparting_harmonies\rain_gutter_with_radio.wav</text:p>
          </table:table-cell>
          <table:table-cell table:style-name="ce10" office:value-type="date" office:date-value="2016-09-07T22:52:09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69:.T26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rain.wav</text:p>
          </table:table-cell>
          <table:table-cell/>
          <table:table-cell office:value-type="string" calcext:value-type="string">
            <text:p>d:\Dropbox\imparting_harmonies\rain.wav</text:p>
          </table:table-cell>
          <table:table-cell table:style-name="ce10" office:value-type="date" office:date-value="2016-09-07T22:51:30" calcext:value-type="date">
            <text:p>09/07/16 10:51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70:.T27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lide.wav</text:p>
          </table:table-cell>
          <table:table-cell/>
          <table:table-cell office:value-type="string" calcext:value-type="string">
            <text:p>d:\Dropbox\studio\01_workshop\slide.wav</text:p>
          </table:table-cell>
          <table:table-cell table:style-name="ce10" office:value-type="date" office:date-value="2010-08-03T01:14:38" calcext:value-type="date">
            <text:p>08/03/10 01:1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71:.T27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nicare.wav</text:p>
          </table:table-cell>
          <table:table-cell/>
          <table:table-cell office:value-type="string" calcext:value-type="string">
            <text:p>d:\Dropbox\imparting_harmonies\sonicare.wav</text:p>
          </table:table-cell>
          <table:table-cell table:style-name="ce10" office:value-type="date" office:date-value="2016-09-07T22:52:34" calcext:value-type="date">
            <text:p>09/07/16 10:52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72:.T27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cd.wav</text:p>
          </table:table-cell>
          <table:table-cell/>
          <table:table-cell office:value-type="string" calcext:value-type="string">
            <text:p>d:\Dropbox\2010-ICMC-MKG\soundifs\soundifs-1.py.c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3:.T27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-1.py.wav</text:p>
          </table:table-cell>
          <table:table-cell/>
          <table:table-cell office:value-type="string" calcext:value-type="string">
            <text:p>d:\Dropbox\2010-ICMC-MKG\soundifs\soundifs-1.py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4:.T27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oundifs.py.cd.wav</text:p>
          </table:table-cell>
          <table:table-cell/>
          <table:table-cell office:value-type="string" calcext:value-type="string">
            <text:p>d:\Dropbox\2010-ICMC-MKG\soundifs\soundifs.py.cd.wav</text:p>
          </table:table-cell>
          <table:table-cell table:style-name="ce10" office:value-type="date" office:date-value="2010-08-03T03:07:25" calcext:value-type="date">
            <text:p>08/03/10 03:0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5:.T27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cd.wav</text:p>
          </table:table-cell>
          <table:table-cell/>
          <table:table-cell office:value-type="string" calcext:value-type="string">
            <text:p>d:\Dropbox\music\Study_4\Study.4.cd.wav</text:p>
          </table:table-cell>
          <table:table-cell table:style-name="ce10" office:value-type="date" office:date-value="2013-03-09T12:03:19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6:.T27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cd.wav</text:p>
          </table:table-cell>
          <table:table-cell/>
          <table:table-cell office:value-type="string" calcext:value-type="string">
            <text:p>d:\Dropbox\music\Study_4\Study.4.lua.cd.wav</text:p>
          </table:table-cell>
          <table:table-cell table:style-name="ce10" office:value-type="date" office:date-value="2013-03-09T12:03:22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7:.T27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lua.wav</text:p>
          </table:table-cell>
          <table:table-cell/>
          <table:table-cell office:value-type="string" calcext:value-type="string">
            <text:p>d:\Dropbox\music\Study_4\Study.4.lua.wav</text:p>
          </table:table-cell>
          <table:table-cell table:style-name="ce10" office:value-type="date" office:date-value="2013-03-09T12:03:24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78:.T27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norm.wav</text:p>
          </table:table-cell>
          <table:table-cell/>
          <table:table-cell office:value-type="string" calcext:value-type="string">
            <text:p>d:\Dropbox\music\Study_4\Study.4.norm.wav</text:p>
          </table:table-cell>
          <table:table-cell table:style-name="ce10" office:value-type="date" office:date-value="2013-03-09T12:03:25" calcext:value-type="date">
            <text:p>03/09/13 12:0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79:.T27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Study.4.wav</text:p>
          </table:table-cell>
          <table:table-cell/>
          <table:table-cell office:value-type="string" calcext:value-type="string">
            <text:p>d:\Dropbox\music\Study_4\Study.4.wav</text:p>
          </table:table-cell>
          <table:table-cell table:style-name="ce10" office:value-type="date" office:date-value="2013-03-09T12:03:27" calcext:value-type="date">
            <text:p>03/09/13 12:0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0:.T28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2S12.wav</text:p>
          </table:table-cell>
          <table:table-cell/>
          <table:table-cell office:value-type="string" calcext:value-type="string">
            <text:p>d:\Dropbox\2016-06-13 NYCEMF\Pieces\Fixed Media\TASCAM_0072S12.wav</text:p>
          </table:table-cell>
          <table:table-cell table:style-name="ce10" office:value-type="date" office:date-value="2016-09-07T22:55:26" calcext:value-type="date">
            <text:p>09/07/16 10:55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81:.T28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ASCAM_0073.wav</text:p>
          </table:table-cell>
          <table:table-cell/>
          <table:table-cell office:value-type="string" calcext:value-type="string">
            <text:p>d:\Dropbox\2016-06-13 NYCEMF\Pieces\Fixed Media\TASCAM_0073.wav</text:p>
          </table:table-cell>
          <table:table-cell table:style-name="ce10" office:value-type="date" office:date-value="2016-09-07T22:54:06.999999" calcext:value-type="date">
            <text:p>09/07/16 10:54 PM</text:p>
          </table:table-cell>
          <table:table-cell table:style-name="ce10"/>
          <table:table-cell office:value-type="string" calcext:value-type="string">
            <text:p>Material</text:p>
          </table:table-cell>
          <table:table-cell table:formula="of:=COUNTBLANK([.Q282:.T28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.wav</text:p>
          </table:table-cell>
          <table:table-cell/>
          <table:table-cell office:value-type="string" calcext:value-type="string">
            <text:p>c:\Users\mike\Documents\silencio\test.wav</text:p>
          </table:table-cell>
          <table:table-cell table:style-name="ce10" office:value-type="date" office:date-value="2011-11-10T00:28:15" calcext:value-type="date">
            <text:p>11/10/11 12:28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3:.T28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1.wav</text:p>
          </table:table-cell>
          <table:table-cell/>
          <table:table-cell office:value-type="string" calcext:value-type="string">
            <text:p>d:\Dropbox\studio\01_workshop\counterpoint\test1.wav</text:p>
          </table:table-cell>
          <table:table-cell table:style-name="ce10" office:value-type="date" office:date-value="2010-08-03T01:14:47" calcext:value-type="date">
            <text:p>08/03/10 01:14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4:.T28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est2.wav</text:p>
          </table:table-cell>
          <table:table-cell/>
          <table:table-cell office:value-type="string" calcext:value-type="string">
            <text:p>d:\Dropbox\studio\01_workshop\counterpoint\test2.wav</text:p>
          </table:table-cell>
          <table:table-cell table:style-name="ce10" office:value-type="date" office:date-value="2010-08-03T01:14:47" calcext:value-type="date">
            <text:p>08/03/10 01:14 A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5:.T28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2.wav</text:p>
          </table:table-cell>
          <table:table-cell/>
          <table:table-cell office:value-type="string" calcext:value-type="string">
            <text:p>d:\Dropbox\tutorial\code\toot2.wav</text:p>
          </table:table-cell>
          <table:table-cell table:style-name="ce10" office:value-type="date" office:date-value="2010-07-30T13:42:28" calcext:value-type="date">
            <text:p>07/30/10 01:42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6:.T28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oot3.wav</text:p>
          </table:table-cell>
          <table:table-cell/>
          <table:table-cell office:value-type="string" calcext:value-type="string">
            <text:p>d:\Dropbox\tutorial\code\toot3.wav</text:p>
          </table:table-cell>
          <table:table-cell table:style-name="ce10" office:value-type="date" office:date-value="2010-07-30T13:44:04" calcext:value-type="date">
            <text:p>07/30/10 01:44 PM</text:p>
          </table:table-cell>
          <table:table-cell table:style-name="ce10"/>
          <table:table-cell office:value-type="string" calcext:value-type="string">
            <text:p>Delete</text:p>
          </table:table-cell>
          <table:table-cell table:formula="of:=COUNTBLANK([.Q287:.T28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riptych.wav</text:p>
          </table:table-cell>
          <table:table-cell/>
          <table:table-cell office:value-type="string" calcext:value-type="string">
            <text:p>d:\Dropbox\Talks\Brad's class\My Way\Triptych.wav</text:p>
          </table:table-cell>
          <table:table-cell table:style-name="ce10" office:value-type="date" office:date-value="2013-04-11T16:08:37" calcext:value-type="date">
            <text:p>04/11/13 04:08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8:.T28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TwoDualities.wav</text:p>
          </table:table-cell>
          <table:table-cell/>
          <table:table-cell office:value-type="string" calcext:value-type="string">
            <text:p>d:\Dropbox\Talks\Brad's class\My Way\TwoDualities.wav</text:p>
          </table:table-cell>
          <table:table-cell table:style-name="ce10" office:value-type="date" office:date-value="2010-08-03T03:10:12" calcext:value-type="date">
            <text:p>08/03/10 03:1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89:.T28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-c.wav</text:p>
          </table:table-cell>
          <table:table-cell/>
          <table:table-cell office:value-type="string" calcext:value-type="string">
            <text:p>d:\Dropbox\music\Untouching\Untouching-1-c.wav</text:p>
          </table:table-cell>
          <table:table-cell table:style-name="ce10" office:value-type="date" office:date-value="2013-03-21T12:45:27" calcext:value-type="date">
            <text:p>03/21/13 12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0:.T29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1.wav</text:p>
          </table:table-cell>
          <table:table-cell/>
          <table:table-cell office:value-type="string" calcext:value-type="string">
            <text:p>d:\Dropbox\music\Untouching\Untouching-1.wav</text:p>
          </table:table-cell>
          <table:table-cell table:style-name="ce10" office:value-type="date" office:date-value="2013-03-14T00:51:27" calcext:value-type="date">
            <text:p>03/14/13 12:51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1:.T29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cd.wav</text:p>
          </table:table-cell>
          <table:table-cell/>
          <table:table-cell office:value-type="string" calcext:value-type="string">
            <text:p>d:\Dropbox\music\Untouching-GCG-8-1.cd.wav</text:p>
          </table:table-cell>
          <table:table-cell table:style-name="ce10" office:value-type="date" office:date-value="2013-03-09T12:00:53" calcext:value-type="date">
            <text:p>03/09/13 12:00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2:.T29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norm.wav</text:p>
          </table:table-cell>
          <table:table-cell/>
          <table:table-cell office:value-type="string" calcext:value-type="string">
            <text:p>d:\Dropbox\music\Untouching-GCG-8-1.norm.wav</text:p>
          </table:table-cell>
          <table:table-cell table:style-name="ce10" office:value-type="date" office:date-value="2013-03-09T12:00:55" calcext:value-type="date">
            <text:p>03/09/13 12:0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3:.T29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1.wav</text:p>
          </table:table-cell>
          <table:table-cell/>
          <table:table-cell office:value-type="string" calcext:value-type="string">
            <text:p>d:\Dropbox\music\Untouching-GCG-8-1.wav</text:p>
          </table:table-cell>
          <table:table-cell table:style-name="ce10" office:value-type="date" office:date-value="2013-03-09T12:01:03" calcext:value-type="date">
            <text:p>03/09/13 12:0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4:.T29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cd.wav</text:p>
          </table:table-cell>
          <table:table-cell/>
          <table:table-cell office:value-type="string" calcext:value-type="string">
            <text:p>d:\Dropbox\music\Untouching\Untouching-GCG-8-5.cd.wav</text:p>
          </table:table-cell>
          <table:table-cell table:style-name="ce10" office:value-type="date" office:date-value="2013-03-09T12:02:53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5:.T29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norm.wav</text:p>
          </table:table-cell>
          <table:table-cell/>
          <table:table-cell office:value-type="string" calcext:value-type="string">
            <text:p>d:\Dropbox\music\Untouching\Untouching-GCG-8-5.norm.wav</text:p>
          </table:table-cell>
          <table:table-cell table:style-name="ce10" office:value-type="date" office:date-value="2013-03-09T12:02:56" calcext:value-type="date">
            <text:p>03/09/13 12:0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296:.T29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Untouching-GCG-8-5.wav</text:p>
          </table:table-cell>
          <table:table-cell/>
          <table:table-cell office:value-type="string" calcext:value-type="string">
            <text:p>d:\Dropbox\music\Untouching\Untouching-GCG-8-5.wav</text:p>
          </table:table-cell>
          <table:table-cell table:style-name="ce10" office:value-type="date" office:date-value="2013-03-09T12:02:57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7:.T29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wuerfelspiel.wav</text:p>
          </table:table-cell>
          <table:table-cell/>
          <table:table-cell office:value-type="string" calcext:value-type="string">
            <text:p>d:\Dropbox\tutorial\code\01_DiceGame\wuerfelspiel.wav</text:p>
          </table:table-cell>
          <table:table-cell table:style-name="ce10" office:value-type="date" office:date-value="2013-04-28T19:51:10" calcext:value-type="date">
            <text:p>04/28/13 07:51 PM</text:p>
          </table:table-cell>
          <table:table-cell table:style-name="ce10"/>
          <table:table-cell office:value-type="string" calcext:value-type="string">
            <text:p>Not my master</text:p>
          </table:table-cell>
          <table:table-cell table:formula="of:=COUNTBLANK([.Q298:.T29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 (mkg-1015PEM's conflicted copy 2013-04-02).wav</text:p>
          </table:table-cell>
          <table:table-cell/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10" office:value-type="date" office:date-value="2013-04-02T12:56:51" calcext:value-type="date">
            <text:p>04/02/13 12:56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299:.T29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cd.wav</text:p>
          </table:table-cell>
          <table:table-cell/>
          <table:table-cell office:value-type="string" calcext:value-type="string">
            <text:p>d:\Dropbox\music\Yellow_Leaves\Yellow_Leaves_13-1.cd.wav</text:p>
          </table:table-cell>
          <table:table-cell table:style-name="ce10" office:value-type="date" office:date-value="2013-04-11T23:35:14" calcext:value-type="date">
            <text:p>04/11/13 1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0:.T30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norm.wav</text:p>
          </table:table-cell>
          <table:table-cell/>
          <table:table-cell office:value-type="string" calcext:value-type="string">
            <text:p>d:\Dropbox\music\Yellow_Leaves\Yellow_Leaves_13-1.norm.wav</text:p>
          </table:table-cell>
          <table:table-cell table:style-name="ce10" office:value-type="date" office:date-value="2013-04-11T23:35:09" calcext:value-type="date">
            <text:p>04/11/13 11:3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1:.T30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1.wav</text:p>
          </table:table-cell>
          <table:table-cell/>
          <table:table-cell office:value-type="string" calcext:value-type="string">
            <text:p>d:\Dropbox\music\Yellow_Leaves\Yellow_Leaves_13-1.wav</text:p>
          </table:table-cell>
          <table:table-cell table:style-name="ce10" office:value-type="date" office:date-value="2013-04-11T23:35:08" calcext:value-type="date">
            <text:p>04/11/13 1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2:.T30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 (mkg-1015PEM's conflicted copy 2013-04-15).wav</text:p>
          </table:table-cell>
          <table:table-cell/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10" office:value-type="date" office:date-value="2013-04-16T00:23:23" calcext:value-type="date">
            <text:p>04/16/13 12:2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3:.T30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cd.wav</text:p>
          </table:table-cell>
          <table:table-cell/>
          <table:table-cell office:value-type="string" calcext:value-type="string">
            <text:p>d:\Dropbox\music\Yellow_Leaves\Yellow_Leaves_13-2.cd.wav</text:p>
          </table:table-cell>
          <table:table-cell table:style-name="ce10" office:value-type="date" office:date-value="2013-04-19T02:53:13" calcext:value-type="date">
            <text:p>04/19/13 02:5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4:.T30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norm.wav</text:p>
          </table:table-cell>
          <table:table-cell/>
          <table:table-cell office:value-type="string" calcext:value-type="string">
            <text:p>d:\Dropbox\music\Yellow_Leaves\Yellow_Leaves_13-2.norm.wav</text:p>
          </table:table-cell>
          <table:table-cell table:style-name="ce10" office:value-type="date" office:date-value="2013-04-19T02:53:08.000002" calcext:value-type="date">
            <text:p>04/19/13 02:53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5:.T30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2.wav</text:p>
          </table:table-cell>
          <table:table-cell/>
          <table:table-cell office:value-type="string" calcext:value-type="string">
            <text:p>d:\Dropbox\music\Yellow_Leaves\Yellow_Leaves_13-2.wav</text:p>
          </table:table-cell>
          <table:table-cell table:style-name="ce10" office:value-type="date" office:date-value="2013-04-19T02:53:06.000004" calcext:value-type="date">
            <text:p>04/19/13 02:53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6:.T30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 (sorabji's conflicted copy 2013-05-06).wav</text:p>
          </table:table-cell>
          <table:table-cell/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10" office:value-type="date" office:date-value="2013-05-06T02:16:31" calcext:value-type="date">
            <text:p>05/06/13 02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7:.T30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cd.wav</text:p>
          </table:table-cell>
          <table:table-cell/>
          <table:table-cell office:value-type="string" calcext:value-type="string">
            <text:p>d:\Dropbox\music\Yellow_Leaves\Yellow_Leaves_13-3.cd.wav</text:p>
          </table:table-cell>
          <table:table-cell table:style-name="ce10" office:value-type="date" office:date-value="2013-05-06T13:05:38" calcext:value-type="date">
            <text:p>05/06/13 01:0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08:.T30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norm.wav</text:p>
          </table:table-cell>
          <table:table-cell/>
          <table:table-cell office:value-type="string" calcext:value-type="string">
            <text:p>d:\Dropbox\music\Yellow_Leaves\Yellow_Leaves_13-3.norm.wav</text:p>
          </table:table-cell>
          <table:table-cell table:style-name="ce10" office:value-type="date" office:date-value="2013-05-06T13:30:39" calcext:value-type="date">
            <text:p>05/06/13 01:30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09:.T30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3.wav</text:p>
          </table:table-cell>
          <table:table-cell/>
          <table:table-cell office:value-type="string" calcext:value-type="string">
            <text:p>d:\Dropbox\music\Yellow_Leaves\Yellow_Leaves_13-3.wav</text:p>
          </table:table-cell>
          <table:table-cell table:style-name="ce10" office:value-type="date" office:date-value="2013-05-06T02:16:01" calcext:value-type="date">
            <text:p>05/06/13 02:1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0:.T31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 (mkg-1015PEM's conflicted copy 2013-05-14).wav</text:p>
          </table:table-cell>
          <table:table-cell/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10" office:value-type="date" office:date-value="2013-05-14T13:37:55" calcext:value-type="date">
            <text:p>05/14/13 01:3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1:.T31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 (mkg-1015PEM's conflicted copy 2013-05-14).wav</text:p>
          </table:table-cell>
          <table:table-cell/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10" office:value-type="date" office:date-value="2013-05-14T12:57:02" calcext:value-type="date">
            <text:p>05/14/13 12:57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2:.T31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cd.wav</text:p>
          </table:table-cell>
          <table:table-cell/>
          <table:table-cell office:value-type="string" calcext:value-type="string">
            <text:p>d:\Dropbox\music\Yellow_Leaves\Yellow_Leaves_13-4.cd.wav</text:p>
          </table:table-cell>
          <table:table-cell table:style-name="ce10" office:value-type="date" office:date-value="2013-05-18T15:49:04" calcext:value-type="date">
            <text:p>05/18/13 03:49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3:.T31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norm.wav</text:p>
          </table:table-cell>
          <table:table-cell/>
          <table:table-cell office:value-type="string" calcext:value-type="string">
            <text:p>d:\Dropbox\music\Yellow_Leaves\Yellow_Leaves_13-4.norm.wav</text:p>
          </table:table-cell>
          <table:table-cell table:style-name="ce10" office:value-type="date" office:date-value="2013-05-18T15:43:32" calcext:value-type="date">
            <text:p>05/18/13 03:43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14:.T31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4.wav</text:p>
          </table:table-cell>
          <table:table-cell/>
          <table:table-cell office:value-type="string" calcext:value-type="string">
            <text:p>d:\Dropbox\music\Yellow_Leaves\Yellow_Leaves_13-4.wav</text:p>
          </table:table-cell>
          <table:table-cell table:style-name="ce10" office:value-type="date" office:date-value="2013-05-18T16:15:28" calcext:value-type="date">
            <text:p>05/18/13 04:1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5:.T31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cd.wav</text:p>
          </table:table-cell>
          <table:table-cell/>
          <table:table-cell office:value-type="string" calcext:value-type="string">
            <text:p>d:\Dropbox\music\Yellow_Leaves\Yellow_Leaves_13-5.cd.wav</text:p>
          </table:table-cell>
          <table:table-cell table:style-name="ce10" office:value-type="date" office:date-value="2013-05-14T00:35:06" calcext:value-type="date">
            <text:p>05/14/13 12:3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6:.T31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norm.wav</text:p>
          </table:table-cell>
          <table:table-cell/>
          <table:table-cell office:value-type="string" calcext:value-type="string">
            <text:p>d:\Dropbox\music\Yellow_Leaves\Yellow_Leaves_13-5.norm.wav</text:p>
          </table:table-cell>
          <table:table-cell table:style-name="ce10" office:value-type="date" office:date-value="2013-05-14T00:34:59" calcext:value-type="date">
            <text:p>05/14/13 12:34 A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17:.T31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5.wav</text:p>
          </table:table-cell>
          <table:table-cell/>
          <table:table-cell office:value-type="string" calcext:value-type="string">
            <text:p>d:\Dropbox\music\Yellow_Leaves\Yellow_Leaves_13-5.wav</text:p>
          </table:table-cell>
          <table:table-cell table:style-name="ce10" office:value-type="date" office:date-value="2013-05-14T00:34:57.999999" calcext:value-type="date">
            <text:p>05/14/13 12:34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8:.T31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 (mkg-1015PEM's conflicted copy 2013-05-29).wav</text:p>
          </table:table-cell>
          <table:table-cell/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10" office:value-type="date" office:date-value="2013-05-29T13:35:13" calcext:value-type="date">
            <text:p>05/29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19:.T31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cd.wav</text:p>
          </table:table-cell>
          <table:table-cell/>
          <table:table-cell office:value-type="string" calcext:value-type="string">
            <text:p>d:\Dropbox\music\Yellow_Leaves\Yellow_Leaves_13-6.cd.wav</text:p>
          </table:table-cell>
          <table:table-cell table:style-name="ce10" office:value-type="date" office:date-value="2013-05-29T13:10:34" calcext:value-type="date">
            <text:p>05/29/13 01:10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0:.T32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norm.wav</text:p>
          </table:table-cell>
          <table:table-cell/>
          <table:table-cell office:value-type="string" calcext:value-type="string">
            <text:p>d:\Dropbox\music\Yellow_Leaves\Yellow_Leaves_13-6.norm.wav</text:p>
          </table:table-cell>
          <table:table-cell table:style-name="ce10" office:value-type="date" office:date-value="2013-05-29T13:28:17" calcext:value-type="date">
            <text:p>05/29/13 01:28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1:.T32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6.wav</text:p>
          </table:table-cell>
          <table:table-cell/>
          <table:table-cell office:value-type="string" calcext:value-type="string">
            <text:p>d:\Dropbox\music\Yellow_Leaves\Yellow_Leaves_13-6.wav</text:p>
          </table:table-cell>
          <table:table-cell table:style-name="ce10" office:value-type="date" office:date-value="2013-05-27T21:43:39" calcext:value-type="date">
            <text:p>05/27/13 09:4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2:.T32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cd.wav</text:p>
          </table:table-cell>
          <table:table-cell/>
          <table:table-cell office:value-type="string" calcext:value-type="string">
            <text:p>d:\Dropbox\music\Yellow_Leaves\Yellow_Leaves_13-7.cd.wav</text:p>
          </table:table-cell>
          <table:table-cell table:style-name="ce10" office:value-type="date" office:date-value="2013-05-27T15:55:58" calcext:value-type="date">
            <text:p>05/27/13 03:5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3:.T32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norm.wav</text:p>
          </table:table-cell>
          <table:table-cell/>
          <table:table-cell office:value-type="string" calcext:value-type="string">
            <text:p>d:\Dropbox\music\Yellow_Leaves\Yellow_Leaves_13-7.norm.wav</text:p>
          </table:table-cell>
          <table:table-cell table:style-name="ce10" office:value-type="date" office:date-value="2013-05-27T15:55:51" calcext:value-type="date">
            <text:p>05/27/13 03:5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4:.T32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.wav</text:p>
          </table:table-cell>
          <table:table-cell/>
          <table:table-cell office:value-type="string" calcext:value-type="string">
            <text:p>d:\Dropbox\music\Yellow_Leaves\Yellow_Leaves_13-7.wav</text:p>
          </table:table-cell>
          <table:table-cell table:style-name="ce10" office:value-type="date" office:date-value="2013-05-27T15:55:50" calcext:value-type="date">
            <text:p>05/27/13 03:5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5:.T32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cd.wav</text:p>
          </table:table-cell>
          <table:table-cell/>
          <table:table-cell office:value-type="string" calcext:value-type="string">
            <text:p>d:\Dropbox\music\Yellow_Leaves\Yellow_Leaves_13-7new.cd.wav</text:p>
          </table:table-cell>
          <table:table-cell table:style-name="ce10" office:value-type="date" office:date-value="2013-06-22T13:35:14" calcext:value-type="date">
            <text:p>06/22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6:.T32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norm.wav</text:p>
          </table:table-cell>
          <table:table-cell/>
          <table:table-cell office:value-type="string" calcext:value-type="string">
            <text:p>d:\Dropbox\music\Yellow_Leaves\Yellow_Leaves_13-7new.norm.wav</text:p>
          </table:table-cell>
          <table:table-cell table:style-name="ce10" office:value-type="date" office:date-value="2013-06-22T13:35:06.999999" calcext:value-type="date">
            <text:p>06/22/13 01:3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7:.T32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13-7new.wav</text:p>
          </table:table-cell>
          <table:table-cell/>
          <table:table-cell office:value-type="string" calcext:value-type="string">
            <text:p>d:\Dropbox\music\Yellow_Leaves\Yellow_Leaves_13-7new.wav</text:p>
          </table:table-cell>
          <table:table-cell table:style-name="ce10" office:value-type="date" office:date-value="2013-06-22T13:35:05" calcext:value-type="date">
            <text:p>06/22/13 01:35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28:.T32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norm.wav</text:p>
          </table:table-cell>
          <table:table-cell/>
          <table:table-cell office:value-type="string" calcext:value-type="string">
            <text:p>d:\Dropbox\music\Yellow_Leaves\Yellow_Leaves_9.norm.wav</text:p>
          </table:table-cell>
          <table:table-cell table:style-name="ce10" office:value-type="date" office:date-value="2013-03-09T12:02:36" calcext:value-type="date">
            <text:p>03/09/13 12:02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29:.T32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_9.wav</text:p>
          </table:table-cell>
          <table:table-cell/>
          <table:table-cell office:value-type="string" calcext:value-type="string">
            <text:p>d:\Dropbox\music\Yellow_Leaves\Yellow_Leaves_9.wav</text:p>
          </table:table-cell>
          <table:table-cell table:style-name="ce10" office:value-type="date" office:date-value="2013-03-09T12:02:38" calcext:value-type="date">
            <text:p>03/09/13 12:02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0:.T33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Yellow_Leaves.4.lua.cd.wav</text:p>
          </table:table-cell>
          <table:table-cell/>
          <table:table-cell office:value-type="string" calcext:value-type="string">
            <text:p>d:\Dropbox\music\Yellow_Leaves\Yellow_Leaves.4.lua.cd.wav</text:p>
          </table:table-cell>
          <table:table-cell table:style-name="ce10" office:value-type="date" office:date-value="2013-03-09T12:01:56" calcext:value-type="date">
            <text:p>03/09/13 12:0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1:.T33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_test.wav</text:p>
          </table:table-cell>
          <table:table-cell/>
          <table:table-cell office:value-type="string" calcext:value-type="string">
            <text:p>d:\Dropbox\2014-Vanderbilt_Planetarium-MKG\zodiac_test.wav</text:p>
          </table:table-cell>
          <table:table-cell table:style-name="ce10" office:value-type="date" office:date-value="2014-03-04T02:25:31" calcext:value-type="date">
            <text:p>03/04/14 02:2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2:.T33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2-12.csd.wav</text:p>
          </table:table-cell>
          <table:table-cell/>
          <table:table-cell office:value-type="string" calcext:value-type="string">
            <text:p>d:\Dropbox\2014-Vanderbilt_Planetarium-MKG\zodiac-2014-02-12.csd.wav</text:p>
          </table:table-cell>
          <table:table-cell table:style-name="ce10" office:value-type="date" office:date-value="2014-02-23T02:26:33" calcext:value-type="date">
            <text:p>02/23/14 02:2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3:.T33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1.wav</text:p>
          </table:table-cell>
          <table:table-cell/>
          <table:table-cell office:value-type="string" calcext:value-type="string">
            <text:p>d:\Dropbox\2014-Vanderbilt_Planetarium-MKG\zodiac-2014-03-01.wav</text:p>
          </table:table-cell>
          <table:table-cell table:style-name="ce10" office:value-type="date" office:date-value="2014-03-06T00:20:09" calcext:value-type="date">
            <text:p>03/06/14 12:20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4:.T33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3-02.csd.wav</text:p>
          </table:table-cell>
          <table:table-cell/>
          <table:table-cell office:value-type="string" calcext:value-type="string">
            <text:p>d:\Dropbox\2014-Vanderbilt_Planetarium-MKG\zodiac-2014-03-02.csd.wav</text:p>
          </table:table-cell>
          <table:table-cell table:style-name="ce10" office:value-type="date" office:date-value="2014-03-06T00:37:10" calcext:value-type="date">
            <text:p>03/06/14 12:37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5:.T33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master.wav</text:p>
          </table:table-cell>
          <table:table-cell/>
          <table:table-cell office:value-type="string" calcext:value-type="string">
            <text:p>d:\Dropbox\2014-Vanderbilt_Planetarium-MKG\zodiac-2014-04-15.master.wav</text:p>
          </table:table-cell>
          <table:table-cell table:style-name="ce10" office:value-type="date" office:date-value="2014-04-17T01:52:02" calcext:value-type="date">
            <text:p>04/17/14 01:5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6:.T336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5.wav</text:p>
          </table:table-cell>
          <table:table-cell/>
          <table:table-cell office:value-type="string" calcext:value-type="string">
            <text:p>d:\Dropbox\2014-Vanderbilt_Planetarium-MKG\zodiac-2014-04-15.wav</text:p>
          </table:table-cell>
          <table:table-cell table:style-name="ce10" office:value-type="date" office:date-value="2014-04-17T01:45:52" calcext:value-type="date">
            <text:p>04/17/14 01:4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7:.T337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cd.wav</text:p>
          </table:table-cell>
          <table:table-cell/>
          <table:table-cell office:value-type="string" calcext:value-type="string">
            <text:p>d:\Dropbox\2014-Vanderbilt_Planetarium-MKG\zodiac-2014-04-16.cd.wav</text:p>
          </table:table-cell>
          <table:table-cell table:style-name="ce10" office:value-type="date" office:date-value="2014-04-17T02:26:49" calcext:value-type="date">
            <text:p>04/17/14 02:2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8:.T338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.master.wav</text:p>
          </table:table-cell>
          <table:table-cell/>
          <table:table-cell office:value-type="string" calcext:value-type="string">
            <text:p>d:\Dropbox\2014-Vanderbilt_Planetarium-MKG\zodiac-2014-04-16.master.wav</text:p>
          </table:table-cell>
          <table:table-cell table:style-name="ce10" office:value-type="date" office:date-value="2014-04-18T04:05:04" calcext:value-type="date">
            <text:p>04/18/14 04:05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39:.T339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6a.master.wav</text:p>
          </table:table-cell>
          <table:table-cell/>
          <table:table-cell office:value-type="string" calcext:value-type="string">
            <text:p>d:\Dropbox\2014-Vanderbilt_Planetarium-MKG\zodiac-2014-04-16a.master.wav</text:p>
          </table:table-cell>
          <table:table-cell table:style-name="ce10" office:value-type="date" office:date-value="2014-04-19T04:06:49.999999" calcext:value-type="date">
            <text:p>04/19/14 04:06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0:.T340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014-04-19a.master.wav</text:p>
          </table:table-cell>
          <table:table-cell/>
          <table:table-cell office:value-type="string" calcext:value-type="string">
            <text:p>d:\Dropbox\2014-Vanderbilt_Planetarium-MKG\zodiac-2014-04-19a.master.wav</text:p>
          </table:table-cell>
          <table:table-cell table:style-name="ce10" office:value-type="date" office:date-value="2014-04-26T21:13:17" calcext:value-type="date">
            <text:p>04/26/14 09:13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1:.T341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2914-02-12.csd.wav</text:p>
          </table:table-cell>
          <table:table-cell/>
          <table:table-cell office:value-type="string" calcext:value-type="string">
            <text:p>d:\Dropbox\tutorial\code\03_Zodiac\zodiac-2914-02-12.csd.wav</text:p>
          </table:table-cell>
          <table:table-cell table:style-name="ce10" office:value-type="date" office:date-value="2014-03-07T04:12:33" calcext:value-type="date">
            <text:p>03/07/14 04:12 A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2:.T342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double.wav</text:p>
          </table:table-cell>
          <table:table-cell/>
          <table:table-cell office:value-type="string" calcext:value-type="string">
            <text:p>c:\Users\mike\development\csoundabx\difference\zodiac-double.wav</text:p>
          </table:table-cell>
          <table:table-cell table:style-name="ce10" office:value-type="date" office:date-value="2013-05-04T23:45:13" calcext:value-type="date">
            <text:p>05/04/13 11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43:.T343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-float.wav</text:p>
          </table:table-cell>
          <table:table-cell/>
          <table:table-cell office:value-type="string" calcext:value-type="string">
            <text:p>c:\Users\mike\development\csoundabx\difference\zodiac-float.wav</text:p>
          </table:table-cell>
          <table:table-cell table:style-name="ce10" office:value-type="date" office:date-value="2013-05-04T23:45:30" calcext:value-type="date">
            <text:p>05/04/13 11:45 PM</text:p>
          </table:table-cell>
          <table:table-cell table:style-name="ce10"/>
          <table:table-cell office:value-type="string" calcext:value-type="string">
            <text:p>Attic</text:p>
          </table:table-cell>
          <table:table-cell table:formula="of:=COUNTBLANK([.Q344:.T344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table:number-columns-repeated="4"/>
          <table:table-cell office:value-type="string" calcext:value-type="string">
            <text:p>zodiac.wav</text:p>
          </table:table-cell>
          <table:table-cell/>
          <table:table-cell office:value-type="string" calcext:value-type="string">
            <text:p>d:\Dropbox\tutorial\code\03_Zodiac\zodiac.wav</text:p>
          </table:table-cell>
          <table:table-cell table:style-name="ce10" office:value-type="date" office:date-value="2013-04-28T20:11:42" calcext:value-type="date">
            <text:p>04/28/13 08:11 PM</text:p>
          </table:table-cell>
          <table:table-cell table:style-name="ce10"/>
          <table:table-cell office:value-type="string" calcext:value-type="string">
            <text:p>Redundant</text:p>
          </table:table-cell>
          <table:table-cell table:formula="of:=COUNTBLANK([.Q345:.T345])=4"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3" table:default-cell-style-name="Default"/>
        <table:table-row table:style-name="ro1">
          <table:table-cell table:style-name="ce1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]*60+[.B1]"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]*60+[.B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]*60+[.B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]*60+[.B4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5]*60+[.B5]"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table:formula="of:=SUM([.C1:.C5])" office:value-type="float" office:value="1822" calcext:value-type="float">
            <text:p>1822</text:p>
          </table:table-cell>
        </table:table-row>
        <table:table-row table:style-name="ro1">
          <table:table-cell table:number-columns-repeated="2"/>
          <table:table-cell table:style-name="ce15" table:formula="of:=[.C6]/(24*60*60)" office:value-type="time" office:time-value="PT00H30M22S" calcext:value-type="time">
            <text:p>30:22.00</text:p>
          </table:table-cell>
        </table:table-row>
      </table:table>
      <table:named-expressions/>
      <table:database-ranges>
        <table:database-range table:name="__Anonymous_Sheet_DB__0" table:target-range-address="Sheet1.A3:Sheet1.T345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9:27:37.1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13T09:28:20.030000000</dc:date>
    <meta:editing-duration>P1DT1H30M45S</meta:editing-duration>
    <meta:editing-cycles>117</meta:editing-cycles>
    <meta:generator>LibreOffice/5.2.3.3$Windows_X86_64 LibreOffice_project/d54a8868f08a7b39642414cf2c8ef2f228f780cf</meta:generator>
    <meta:document-statistic meta:table-count="2" meta:cell-count="2475" meta:object-count="0"/>
  </office:meta>
</office:document-meta>
</file>